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3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1" style:family="table-cell" style:parent-style-name="Default" style:data-style-name="N158"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3" table:number-columns-repeated="9"/>
          <table:table-cell table:style-name="ce366"/>
          <table:table-cell/>
          <table:table-cell table:style-name="ce372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4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5"/>
          <table:table-cell table:style-name="ce380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6"/>
          <table:table-cell table:style-name="ce380" table:formula="of:=IF([.AB8]&lt;&gt;[.AD8];&quot;Change&quot;;&quot;&quot;)">
            <text:p/>
          </table:table-cell>
          <table:table-cell table:style-name="ce382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3" table:number-columns-repeated="2"/>
          <table:table-cell table:style-name="ce314" office:value-type="string" calcext:value-type="string">
            <text:p>Input Changes Only</text:p>
          </table:table-cell>
          <table:table-cell table:style-name="ce53" table:number-columns-repeated="3"/>
          <table:table-cell table:style-name="ce314" office:value-type="string" calcext:value-type="string">
            <text:p>Input Changes Only</text:p>
          </table:table-cell>
          <table:table-cell table:style-name="ce53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77"/>
          <table:table-cell table:style-name="ce380" table:formula="of:=IF([.AB9]&lt;&gt;[.AD9];&quot;Change&quot;;&quot;&quot;)">
            <text:p/>
          </table:table-cell>
          <table:table-cell table:style-name="ce383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Facility:</text:p>
          </table:table-cell>
          <table:table-cell table:style-name="ce102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ite Number:</text:p>
          </table:table-cell>
          <table:table-cell table:style-name="ce105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7"/>
          <table:table-cell table:style-name="ce380" table:formula="of:=IF([.AB10]&lt;&gt;[.AD10];&quot;Change&quot;;&quot;&quot;)">
            <text:p/>
          </table:table-cell>
          <table:table-cell table:style-name="ce383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Department:</text:p>
          </table:table-cell>
          <table:table-cell table:style-name="ce103" table:formula="of:=IF([.R11]=&quot;&quot;;&quot;&quot;;[.R11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Authorized Use:</text:p>
          </table:table-cell>
          <table:table-cell table:style-name="ce103" table:formula="of:=IF([.V11]=&quot;&quot;;&quot;&quot;;[.V11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7"/>
          <table:table-cell table:style-name="ce380" table:formula="of:=IF([.AB11]&lt;&gt;[.AD11];&quot;Change&quot;;&quot;&quot;)">
            <text:p/>
          </table:table-cell>
          <table:table-cell table:style-name="ce383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Area/Division:</text:p>
          </table:table-cell>
          <table:table-cell table:style-name="ce103" table:formula="of:=IF([.R12]=&quot;&quot;;&quot;&quot;;[.R12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7"/>
          <table:table-cell table:style-name="ce380" table:formula="of:=IF([.AB12]&lt;&gt;[.AD12];&quot;Change&quot;;&quot;&quot;)">
            <text:p/>
          </table:table-cell>
          <table:table-cell table:style-name="ce383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urvey ID:</text:p>
          </table:table-cell>
          <table:table-cell table:style-name="ce104" table:formula="of:=IF([.R13]=&quot;&quot;;&quot;&quot;;[.R13])">
            <text:p/>
          </table:table-cell>
          <table:table-cell table:style-name="ce67"/>
          <table:table-cell table:style-name="ce30" table:number-columns-repeated="2"/>
          <table:table-cell table:style-name="ce72" office:value-type="string" calcext:value-type="string">
            <text:p>Number of X-ray Tubes:</text:p>
          </table:table-cell>
          <table:table-cell table:style-name="ce104" table:formula="of:=IF([.V13]=&quot;&quot;;&quot;&quot;;[.V13])">
            <text:p/>
          </table:table-cell>
          <table:table-cell table:style-name="ce67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7"/>
          <table:table-cell table:style-name="ce380" table:formula="of:=IF([.AB13]&lt;&gt;[.AD13];&quot;Change&quot;;&quot;&quot;)">
            <text:p/>
          </table:table-cell>
          <table:table-cell table:style-name="ce383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7"/>
          <table:table-cell table:style-name="ce380" table:formula="of:=IF([.AB14]&lt;&gt;[.AD14];&quot;Change&quot;;&quot;&quot;)">
            <text:p/>
          </table:table-cell>
          <table:table-cell table:style-name="ce383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7"/>
          <table:table-cell table:style-name="ce380" table:formula="of:=IF([.AB15]&lt;&gt;[.AD15];&quot;Change&quot;;&quot;&quot;)">
            <text:p/>
          </table:table-cell>
          <table:table-cell table:style-name="ce383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2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nufacture Date:</text:p>
          </table:table-cell>
          <table:table-cell table:style-name="ce106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7"/>
          <table:table-cell table:style-name="ce380" table:formula="of:=IF([.AB16]&lt;&gt;[.AD16];&quot;Change&quot;;&quot;&quot;)">
            <text:p/>
          </table:table-cell>
          <table:table-cell table:style-name="ce383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2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erial Number:</text:p>
          </table:table-cell>
          <table:table-cell table:style-name="ce105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78"/>
          <table:table-cell table:style-name="ce380" table:formula="of:=IF([.AB17]&lt;&gt;[.AD17];&quot;Change&quot;;&quot;&quot;)">
            <text:p/>
          </table:table-cell>
          <table:table-cell table:style-name="ce384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x kVp:</text:p>
          </table:table-cell>
          <table:table-cell table:style-name="ce105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Max mA:</text:p>
          </table:table-cell>
          <table:table-cell table:style-name="ce105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7"/>
          <table:table-cell table:style-name="ce380" table:formula="of:=IF([.AB18]&lt;&gt;[.AD18];&quot;Change&quot;;&quot;&quot;)">
            <text:p/>
          </table:table-cell>
          <table:table-cell table:style-name="ce383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7"/>
          <table:table-cell table:style-name="ce380" table:formula="of:=IF([.AB19]&lt;&gt;[.AD19];&quot;Change&quot;;&quot;&quot;)">
            <text:p/>
          </table:table-cell>
          <table:table-cell table:style-name="ce383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21]&lt;&gt;[.AD21];&quot;Change&quot;;&quot;&quot;)">
            <text:p/>
          </table:table-cell>
          <table:table-cell table:style-name="ce383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22]&lt;&gt;[.AD22];&quot;Change&quot;;&quot;&quot;)">
            <text:p/>
          </table:table-cell>
          <table:table-cell table:style-name="ce383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7"/>
          <table:table-cell table:style-name="ce380" table:formula="of:=IF([.AB23]&lt;&gt;[.AD23];&quot;Change&quot;;&quot;&quot;)">
            <text:p/>
          </table:table-cell>
          <table:table-cell table:style-name="ce383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4]&lt;&gt;[.AD24];&quot;Change&quot;;&quot;&quot;)">
            <text:p/>
          </table:table-cell>
          <table:table-cell table:style-name="ce384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25]&lt;&gt;[.AD25];&quot;Change&quot;;&quot;&quot;)">
            <text:p/>
          </table:table-cell>
          <table:table-cell table:style-name="ce383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7"/>
          <table:table-cell table:style-name="ce380" table:formula="of:=IF([.AB26]&lt;&gt;[.AD26];&quot;Change&quot;;&quot;&quot;)">
            <text:p/>
          </table:table-cell>
          <table:table-cell table:style-name="ce383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2" office:value-type="string" calcext:value-type="string">
            <text:p>Added:</text:p>
          </table:table-cell>
          <table:table-cell table:style-name="ce102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28]&lt;&gt;[.AD28];&quot;Change&quot;;&quot;&quot;)">
            <text:p/>
          </table:table-cell>
          <table:table-cell table:style-name="ce383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9]&lt;&gt;[.AD29];&quot;Change&quot;;&quot;&quot;)">
            <text:p/>
          </table:table-cell>
          <table:table-cell table:style-name="ce384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0]&lt;&gt;[.AD30];&quot;Change&quot;;&quot;&quot;)">
            <text:p/>
          </table:table-cell>
          <table:table-cell table:style-name="ce383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1]&lt;&gt;[.AD31];&quot;Change&quot;;&quot;&quot;)">
            <text:p/>
          </table:table-cell>
          <table:table-cell table:style-name="ce383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2]&lt;&gt;[.AD32];&quot;Change&quot;;&quot;&quot;)">
            <text:p/>
          </table:table-cell>
          <table:table-cell table:style-name="ce383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Tube Designation/Use:</text:p>
          </table:table-cell>
          <table:table-cell table:style-name="ce102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Large:</text:p>
          </table:table-cell>
          <table:table-cell table:style-name="ce102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8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3]&lt;&gt;[.AD33];&quot;Change&quot;;&quot;&quot;)">
            <text:p/>
          </table:table-cell>
          <table:table-cell table:style-name="ce383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 Date:</text:p>
          </table:table-cell>
          <table:table-cell table:style-name="ce106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Small:</text:p>
          </table:table-cell>
          <table:table-cell table:style-name="ce102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4]&lt;&gt;[.AD34];&quot;Change&quot;;&quot;&quot;)">
            <text:p/>
          </table:table-cell>
          <table:table-cell table:style-name="ce383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2" office:value-type="string" calcext:value-type="string">
            <text:p>Micro:</text:p>
          </table:table-cell>
          <table:table-cell table:style-name="ce102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5]&lt;&gt;[.AD35];&quot;Change&quot;;&quot;&quot;)">
            <text:p/>
          </table:table-cell>
          <table:table-cell table:style-name="ce383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36]&lt;&gt;[.AD36];&quot;Change&quot;;&quot;&quot;)">
            <text:p/>
          </table:table-cell>
          <table:table-cell table:style-name="ce383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37]&lt;&gt;[.AD37];&quot;Change&quot;;&quot;&quot;)">
            <text:p/>
          </table:table-cell>
          <table:table-cell table:style-name="ce383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2" office:value-type="string" calcext:value-type="string">
            <text:p>Inherent:</text:p>
          </table:table-cell>
          <table:table-cell table:style-name="ce102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38]&lt;&gt;[.AD38];&quot;Change&quot;;&quot;&quot;)">
            <text:p/>
          </table:table-cell>
          <table:table-cell table:style-name="ce383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2" office:value-type="string" calcext:value-type="string">
            <text:p>Added:</text:p>
          </table:table-cell>
          <table:table-cell table:style-name="ce102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39]&lt;&gt;[.AD39];&quot;Change&quot;;&quot;&quot;)">
            <text:p/>
          </table:table-cell>
          <table:table-cell table:style-name="ce383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anufacturer:</text:p>
          </table:table-cell>
          <table:table-cell table:style-name="ce105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40]&lt;&gt;[.AD40];&quot;Change&quot;;&quot;&quot;)">
            <text:p/>
          </table:table-cell>
          <table:table-cell table:style-name="ce383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Model:</text:p>
          </table:table-cell>
          <table:table-cell table:style-name="ce105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2" office:value-type="string" calcext:value-type="string">
            <text:p>Serial Number:</text:p>
          </table:table-cell>
          <table:table-cell table:style-name="ce105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42]&lt;&gt;[.AD42];&quot;Change&quot;;&quot;&quot;)">
            <text:p/>
          </table:table-cell>
          <table:table-cell table:style-name="ce383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43]&lt;&gt;[.AD43];&quot;Change&quot;;&quot;&quot;)">
            <text:p/>
          </table:table-cell>
          <table:table-cell table:style-name="ce384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4]&lt;&gt;[.AD44];&quot;Change&quot;;&quot;&quot;)">
            <text:p/>
          </table:table-cell>
          <table:table-cell table:style-name="ce383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5]&lt;&gt;[.AD45];&quot;Change&quot;;&quot;&quot;)">
            <text:p/>
          </table:table-cell>
          <table:table-cell table:style-name="ce383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6]&lt;&gt;[.AD46];&quot;Change&quot;;&quot;&quot;)">
            <text:p/>
          </table:table-cell>
          <table:table-cell table:style-name="ce383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7]&lt;&gt;[.AD47];&quot;Change&quot;;&quot;&quot;)">
            <text:p/>
          </table:table-cell>
          <table:table-cell table:style-name="ce383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8]&lt;&gt;[.AD48];&quot;Change&quot;;&quot;&quot;)">
            <text:p/>
          </table:table-cell>
          <table:table-cell table:style-name="ce383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9]&lt;&gt;[.AD49];&quot;Change&quot;;&quot;&quot;)">
            <text:p/>
          </table:table-cell>
          <table:table-cell table:style-name="ce383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50]&lt;&gt;[.AD50];&quot;Change&quot;;&quot;&quot;)">
            <text:p/>
          </table:table-cell>
          <table:table-cell table:style-name="ce383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51]&lt;&gt;[.AD51];&quot;Change&quot;;&quot;&quot;)">
            <text:p/>
          </table:table-cell>
          <table:table-cell table:style-name="ce383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52]&lt;&gt;[.AD52];&quot;Change&quot;;&quot;&quot;)">
            <text:p/>
          </table:table-cell>
          <table:table-cell table:style-name="ce383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53]&lt;&gt;[.AD53];&quot;Change&quot;;&quot;&quot;)">
            <text:p/>
          </table:table-cell>
          <table:table-cell table:style-name="ce383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54]&lt;&gt;[.AD54];&quot;Change&quot;;&quot;&quot;)">
            <text:p/>
          </table:table-cell>
          <table:table-cell table:style-name="ce383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7"/>
          <table:table-cell table:style-name="ce380" table:formula="of:=IF([.AB55]&lt;&gt;[.AD55];&quot;Change&quot;;&quot;&quot;)">
            <text:p/>
          </table:table-cell>
          <table:table-cell table:style-name="ce385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7"/>
          <table:table-cell table:style-name="ce380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5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5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5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7"/>
          <table:table-cell table:style-name="ce380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5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77"/>
          <table:table-cell table:style-name="ce380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5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5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5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5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4]&lt;&gt;[.AD64];&quot;Change&quot;;&quot;&quot;)">
            <text:p/>
          </table:table-cell>
          <table:table-cell table:style-name="ce385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5]&lt;&gt;[.AD65];&quot;Change&quot;;&quot;&quot;)">
            <text:p/>
          </table:table-cell>
          <table:table-cell table:style-name="ce385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7"/>
          <table:table-cell table:style-name="ce380" table:formula="of:=IF([.AB67]&lt;&gt;[.AD67];&quot;Change&quot;;&quot;&quot;)">
            <text:p/>
          </table:table-cell>
          <table:table-cell table:style-name="ce383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7"/>
          <table:table-cell table:style-name="ce380" table:formula="of:=IF([.AB68]&lt;&gt;[.AD68];&quot;Change&quot;;&quot;&quot;)">
            <text:p/>
          </table:table-cell>
          <table:table-cell table:style-name="ce383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3"/>
          <table:table-cell table:style-name="ce10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7"/>
          <table:table-cell table:style-name="ce380" table:formula="of:=IF([.AB69]&lt;&gt;[.AD69];&quot;Change&quot;;&quot;&quot;)">
            <text:p/>
          </table:table-cell>
          <table:table-cell table:style-name="ce383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7"/>
          <table:table-cell table:style-name="ce380" table:formula="of:=IF([.AB70]&lt;&gt;[.AD70];&quot;Change&quot;;&quot;&quot;)">
            <text:p/>
          </table:table-cell>
          <table:table-cell table:style-name="ce383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7"/>
          <table:table-cell table:style-name="ce380" table:formula="of:=IF([.AB71]&lt;&gt;[.AD71];&quot;Change&quot;;&quot;&quot;)">
            <text:p/>
          </table:table-cell>
          <table:table-cell table:style-name="ce383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7"/>
          <table:table-cell table:style-name="ce380" table:formula="of:=IF([.AB73]&lt;&gt;[.AD73];&quot;Change&quot;;&quot;&quot;)">
            <text:p/>
          </table:table-cell>
          <table:table-cell table:style-name="ce385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7"/>
          <table:table-cell table:style-name="ce380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5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7"/>
          <table:table-cell table:style-name="ce380" table:formula="of:=IF([.AB75]&lt;&gt;[.AD75];&quot;Change&quot;;&quot;&quot;)">
            <text:p/>
          </table:table-cell>
          <table:table-cell table:style-name="ce383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7"/>
          <table:table-cell table:style-name="ce380" table:formula="of:=IF([.AB76]&lt;&gt;[.AD76];&quot;Change&quot;;&quot;&quot;)">
            <text:p/>
          </table:table-cell>
          <table:table-cell table:style-name="ce383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7"/>
          <table:table-cell table:style-name="ce380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3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7"/>
          <table:table-cell table:style-name="ce380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3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79]&lt;&gt;[.AD79];&quot;Change&quot;;&quot;&quot;)">
            <text:p/>
          </table:table-cell>
          <table:table-cell table:style-name="ce383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80]&lt;&gt;[.AD80];&quot;Change&quot;;&quot;&quot;)">
            <text:p/>
          </table:table-cell>
          <table:table-cell table:style-name="ce383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81]&lt;&gt;[.AD81];&quot;Change&quot;;&quot;&quot;)">
            <text:p/>
          </table:table-cell>
          <table:table-cell table:style-name="ce383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3]&lt;&gt;[.AD83];&quot;Change&quot;;&quot;&quot;)">
            <text:p/>
          </table:table-cell>
          <table:table-cell table:style-name="ce383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4]&lt;&gt;[.AD84];&quot;Change&quot;;&quot;&quot;)">
            <text:p/>
          </table:table-cell>
          <table:table-cell table:style-name="ce383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5]&lt;&gt;[.AD85];&quot;Change&quot;;&quot;&quot;)">
            <text:p/>
          </table:table-cell>
          <table:table-cell table:style-name="ce383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6]&lt;&gt;[.AD86];&quot;Change&quot;;&quot;&quot;)">
            <text:p/>
          </table:table-cell>
          <table:table-cell table:style-name="ce383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7]&lt;&gt;[.AD87];&quot;Change&quot;;&quot;&quot;)">
            <text:p/>
          </table:table-cell>
          <table:table-cell table:style-name="ce383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8]&lt;&gt;[.AD88];&quot;Change&quot;;&quot;&quot;)">
            <text:p/>
          </table:table-cell>
          <table:table-cell table:style-name="ce383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9]&lt;&gt;[.AD89];&quot;Change&quot;;&quot;&quot;)">
            <text:p/>
          </table:table-cell>
          <table:table-cell table:style-name="ce383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0]&lt;&gt;[.AD90];&quot;Change&quot;;&quot;&quot;)">
            <text:p/>
          </table:table-cell>
          <table:table-cell table:style-name="ce383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1]&lt;&gt;[.AD91];&quot;Change&quot;;&quot;&quot;)">
            <text:p/>
          </table:table-cell>
          <table:table-cell table:style-name="ce383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4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3]&lt;&gt;[.AD93];&quot;Change&quot;;&quot;&quot;)">
            <text:p/>
          </table:table-cell>
          <table:table-cell table:style-name="ce383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4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4]&lt;&gt;[.AD94];&quot;Change&quot;;&quot;&quot;)">
            <text:p/>
          </table:table-cell>
          <table:table-cell table:style-name="ce383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4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5]&lt;&gt;[.AD95];&quot;Change&quot;;&quot;&quot;)">
            <text:p/>
          </table:table-cell>
          <table:table-cell table:style-name="ce383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4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6]&lt;&gt;[.AD96];&quot;Change&quot;;&quot;&quot;)">
            <text:p/>
          </table:table-cell>
          <table:table-cell table:style-name="ce383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7]&lt;&gt;[.AD97];&quot;Change&quot;;&quot;&quot;)">
            <text:p/>
          </table:table-cell>
          <table:table-cell table:style-name="ce383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8]&lt;&gt;[.AD98];&quot;Change&quot;;&quot;&quot;)">
            <text:p/>
          </table:table-cell>
          <table:table-cell table:style-name="ce383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4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3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8"/>
          <table:table-cell table:style-name="ce53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9]&lt;&gt;[.AD99];&quot;Change&quot;;&quot;&quot;)">
            <text:p/>
          </table:table-cell>
          <table:table-cell table:style-name="ce383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100]&lt;&gt;[.AD100];&quot;Change&quot;;&quot;&quot;)">
            <text:p/>
          </table:table-cell>
          <table:table-cell table:style-name="ce383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4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101]&lt;&gt;[.AD101];&quot;Change&quot;;&quot;&quot;)">
            <text:p/>
          </table:table-cell>
          <table:table-cell table:style-name="ce383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4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4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7"/>
          <table:table-cell table:style-name="ce380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5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4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7"/>
          <table:table-cell table:style-name="ce380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3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4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106]&lt;&gt;[.AD106];&quot;Change&quot;;&quot;&quot;)">
            <text:p/>
          </table:table-cell>
          <table:table-cell table:style-name="ce383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107]&lt;&gt;[.AD107];&quot;Change&quot;;&quot;&quot;)">
            <text:p/>
          </table:table-cell>
          <table:table-cell table:style-name="ce383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108]&lt;&gt;[.AD108];&quot;Change&quot;;&quot;&quot;)">
            <text:p/>
          </table:table-cell>
          <table:table-cell table:style-name="ce383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10]&lt;&gt;[.AD110];&quot;Change&quot;;&quot;&quot;)">
            <text:p/>
          </table:table-cell>
          <table:table-cell table:style-name="ce385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11]&lt;&gt;[.AD111];&quot;Change&quot;;&quot;&quot;)">
            <text:p/>
          </table:table-cell>
          <table:table-cell table:style-name="ce385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12]&lt;&gt;[.AD112];&quot;Change&quot;;&quot;&quot;)">
            <text:p/>
          </table:table-cell>
          <table:table-cell table:style-name="ce385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13]&lt;&gt;[.AD113];&quot;Change&quot;;&quot;&quot;)">
            <text:p/>
          </table:table-cell>
          <table:table-cell table:style-name="ce385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14]&lt;&gt;[.AD114];&quot;Change&quot;;&quot;&quot;)">
            <text:p/>
          </table:table-cell>
          <table:table-cell table:style-name="ce385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15]&lt;&gt;[.AD115];&quot;Change&quot;;&quot;&quot;)">
            <text:p/>
          </table:table-cell>
          <table:table-cell table:style-name="ce385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16]&lt;&gt;[.AD116];&quot;Change&quot;;&quot;&quot;)">
            <text:p/>
          </table:table-cell>
          <table:table-cell table:style-name="ce385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17]&lt;&gt;[.AD117];&quot;Change&quot;;&quot;&quot;)">
            <text:p/>
          </table:table-cell>
          <table:table-cell table:style-name="ce385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18]&lt;&gt;[.AD118];&quot;Change&quot;;&quot;&quot;)">
            <text:p/>
          </table:table-cell>
          <table:table-cell table:style-name="ce385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19]&lt;&gt;[.AD119];&quot;Change&quot;;&quot;&quot;)">
            <text:p/>
          </table:table-cell>
          <table:table-cell table:style-name="ce385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4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20]&lt;&gt;[.AD120];&quot;Change&quot;;&quot;&quot;)">
            <text:p/>
          </table:table-cell>
          <table:table-cell table:style-name="ce385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21]&lt;&gt;[.AD121];&quot;Change&quot;;&quot;&quot;)">
            <text:p/>
          </table:table-cell>
          <table:table-cell table:style-name="ce385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22]&lt;&gt;[.AD122];&quot;Change&quot;;&quot;&quot;)">
            <text:p/>
          </table:table-cell>
          <table:table-cell table:style-name="ce385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23]&lt;&gt;[.AD123];&quot;Change&quot;;&quot;&quot;)">
            <text:p/>
          </table:table-cell>
          <table:table-cell table:style-name="ce385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24]&lt;&gt;[.AD124];&quot;Change&quot;;&quot;&quot;)">
            <text:p/>
          </table:table-cell>
          <table:table-cell table:style-name="ce385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26]&lt;&gt;[.AD126];&quot;Change&quot;;&quot;&quot;)">
            <text:p/>
          </table:table-cell>
          <table:table-cell table:style-name="ce385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27]&lt;&gt;[.AD127];&quot;Change&quot;;&quot;&quot;)">
            <text:p/>
          </table:table-cell>
          <table:table-cell table:style-name="ce385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28]&lt;&gt;[.AD128];&quot;Change&quot;;&quot;&quot;)">
            <text:p/>
          </table:table-cell>
          <table:table-cell table:style-name="ce385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29]&lt;&gt;[.AD129];&quot;Change&quot;;&quot;&quot;)">
            <text:p/>
          </table:table-cell>
          <table:table-cell table:style-name="ce385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30]&lt;&gt;[.AD130];&quot;Change&quot;;&quot;&quot;)">
            <text:p/>
          </table:table-cell>
          <table:table-cell table:style-name="ce385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31]&lt;&gt;[.AD131];&quot;Change&quot;;&quot;&quot;)">
            <text:p/>
          </table:table-cell>
          <table:table-cell table:style-name="ce385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32]&lt;&gt;[.AD132];&quot;Change&quot;;&quot;&quot;)">
            <text:p/>
          </table:table-cell>
          <table:table-cell table:style-name="ce385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115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33]&lt;&gt;[.AD133];&quot;Change&quot;;&quot;&quot;)">
            <text:p/>
          </table:table-cell>
          <table:table-cell table:style-name="ce385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34]&lt;&gt;[.AD134];&quot;Change&quot;;&quot;&quot;)">
            <text:p/>
          </table:table-cell>
          <table:table-cell table:style-name="ce385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35]&lt;&gt;[.AD135];&quot;Change&quot;;&quot;&quot;)">
            <text:p/>
          </table:table-cell>
          <table:table-cell table:style-name="ce385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36]&lt;&gt;[.AD136];&quot;Change&quot;;&quot;&quot;)">
            <text:p/>
          </table:table-cell>
          <table:table-cell table:style-name="ce385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2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3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3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37]&lt;&gt;[.AD137];&quot;Change&quot;;&quot;&quot;)">
            <text:p/>
          </table:table-cell>
          <table:table-cell table:style-name="ce385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38]&lt;&gt;[.AD138];&quot;Change&quot;;&quot;&quot;)">
            <text:p/>
          </table:table-cell>
          <table:table-cell table:style-name="ce385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2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39]&lt;&gt;[.AD139];&quot;Change&quot;;&quot;&quot;)">
            <text:p/>
          </table:table-cell>
          <table:table-cell table:style-name="ce385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5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2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40]&lt;&gt;[.AD140];&quot;Change&quot;;&quot;&quot;)">
            <text:p/>
          </table:table-cell>
          <table:table-cell table:style-name="ce385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5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5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7"/>
          <table:table-cell table:style-name="ce380" table:formula="of:=IF([.AB142]&lt;&gt;[.AD142];&quot;Change&quot;;&quot;&quot;)">
            <text:p/>
          </table:table-cell>
          <table:table-cell table:style-name="ce385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5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30"/>
          <table:table-cell table:style-name="ce7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3]&lt;&gt;[.AD143];&quot;Change&quot;;&quot;&quot;)">
            <text:p/>
          </table:table-cell>
          <table:table-cell table:style-name="ce385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5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30"/>
          <table:table-cell table:style-name="ce7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4]&lt;&gt;[.AD144];&quot;Change&quot;;&quot;&quot;)">
            <text:p/>
          </table:table-cell>
          <table:table-cell table:style-name="ce385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5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2" office:value-type="string" calcext:value-type="string">
            <text:p>Criteria:</text:p>
          </table:table-cell>
          <table:table-cell table:style-name="ce74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7]&lt;&gt;[.AD146];&quot;Change&quot;;&quot;&quot;)">
            <text:p/>
          </table:table-cell>
          <table:table-cell table:style-name="ce385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7]&lt;&gt;[.AD147];&quot;Change&quot;;&quot;&quot;)">
            <text:p/>
          </table:table-cell>
          <table:table-cell table:style-name="ce385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7"/>
          <table:table-cell table:style-name="ce380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5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7"/>
          <table:table-cell table:style-name="ce380" table:formula="of:=IF([.AB150]&lt;&gt;[.AD150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7"/>
          <table:table-cell table:style-name="ce380" table:formula="of:=IF([.AB151]&lt;&gt;[.AD151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7"/>
          <table:table-cell table:style-name="ce380" table:formula="of:=IF([.AB152]&lt;&gt;[.AD152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7"/>
          <table:table-cell table:style-name="ce380" table:formula="of:=IF([.AB153]&lt;&gt;[.AD153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7"/>
          <table:table-cell table:style-name="ce380" table:formula="of:=IF([.AB154]&lt;&gt;[.AD154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7"/>
          <table:table-cell table:style-name="ce380" table:formula="of:=IF([.AB155]&lt;&gt;[.AD155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7"/>
          <table:table-cell table:style-name="ce380" table:formula="of:=IF([.AB156]&lt;&gt;[.AD156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7"/>
          <table:table-cell table:style-name="ce380" table:formula="of:=IF([.AB157]&lt;&gt;[.AD157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7"/>
          <table:table-cell table:style-name="ce380" table:formula="of:=IF([.AB158]&lt;&gt;[.AD158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7"/>
          <table:table-cell table:style-name="ce380" table:formula="of:=IF([.AB159]&lt;&gt;[.AD159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7"/>
          <table:table-cell table:style-name="ce380" table:formula="of:=IF([.AB160]&lt;&gt;[.AD160];&quot;Change&quot;;&quot;&quot;)">
            <text:p/>
          </table:table-cell>
          <table:table-cell table:style-name="ce383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7"/>
          <table:table-cell table:style-name="ce380" table:formula="of:=IF([.AB161]&lt;&gt;[.AD161];&quot;Change&quot;;&quot;&quot;)">
            <text:p/>
          </table:table-cell>
          <table:table-cell table:style-name="ce383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7"/>
          <table:table-cell table:style-name="ce380" table:formula="of:=IF([.AB162]&lt;&gt;[.AD162];&quot;Change&quot;;&quot;&quot;)">
            <text:p/>
          </table:table-cell>
          <table:table-cell table:style-name="ce383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7"/>
          <table:table-cell table:style-name="ce380" table:formula="of:=IF([.AB163]&lt;&gt;[.AD163];&quot;Change&quot;;&quot;&quot;)">
            <text:p/>
          </table:table-cell>
          <table:table-cell table:style-name="ce383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7"/>
          <table:table-cell table:style-name="ce380" table:formula="of:=IF([.AB164]&lt;&gt;[.AD164];&quot;Change&quot;;&quot;&quot;)">
            <text:p/>
          </table:table-cell>
          <table:table-cell table:style-name="ce383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7"/>
          <table:table-cell table:style-name="ce380" table:formula="of:=IF([.AB165]&lt;&gt;[.AD165];&quot;Change&quot;;&quot;&quot;)">
            <text:p/>
          </table:table-cell>
          <table:table-cell table:style-name="ce383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66]&lt;&gt;[.AD166];&quot;Change&quot;;&quot;&quot;)">
            <text:p/>
          </table:table-cell>
          <table:table-cell table:style-name="ce383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67]&lt;&gt;[.AD167];&quot;Change&quot;;&quot;&quot;)">
            <text:p/>
          </table:table-cell>
          <table:table-cell table:style-name="ce383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68]&lt;&gt;[.AD168];&quot;Change&quot;;&quot;&quot;)">
            <text:p/>
          </table:table-cell>
          <table:table-cell table:style-name="ce383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69]&lt;&gt;[.AD169];&quot;Change&quot;;&quot;&quot;)">
            <text:p/>
          </table:table-cell>
          <table:table-cell table:style-name="ce383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70]&lt;&gt;[.AD170];&quot;Change&quot;;&quot;&quot;)">
            <text:p/>
          </table:table-cell>
          <table:table-cell table:style-name="ce383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71]&lt;&gt;[.AD171];&quot;Change&quot;;&quot;&quot;)">
            <text:p/>
          </table:table-cell>
          <table:table-cell table:style-name="ce383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72]&lt;&gt;[.AD172];&quot;Change&quot;;&quot;&quot;)">
            <text:p/>
          </table:table-cell>
          <table:table-cell table:style-name="ce383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73]&lt;&gt;[.AD173];&quot;Change&quot;;&quot;&quot;)">
            <text:p/>
          </table:table-cell>
          <table:table-cell table:style-name="ce383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74]&lt;&gt;[.AD174];&quot;Change&quot;;&quot;&quot;)">
            <text:p/>
          </table:table-cell>
          <table:table-cell table:style-name="ce383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75]&lt;&gt;[.AD175];&quot;Change&quot;;&quot;&quot;)">
            <text:p/>
          </table:table-cell>
          <table:table-cell table:style-name="ce383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76]&lt;&gt;[.AD176];&quot;Change&quot;;&quot;&quot;)">
            <text:p/>
          </table:table-cell>
          <table:table-cell table:style-name="ce383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77]&lt;&gt;[.AD177];&quot;Change&quot;;&quot;&quot;)">
            <text:p/>
          </table:table-cell>
          <table:table-cell table:style-name="ce383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78]&lt;&gt;[.AD178];&quot;Change&quot;;&quot;&quot;)">
            <text:p/>
          </table:table-cell>
          <table:table-cell table:style-name="ce383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79]&lt;&gt;[.AD179];&quot;Change&quot;;&quot;&quot;)">
            <text:p/>
          </table:table-cell>
          <table:table-cell table:style-name="ce383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80]&lt;&gt;[.AD180];&quot;Change&quot;;&quot;&quot;)">
            <text:p/>
          </table:table-cell>
          <table:table-cell table:style-name="ce383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81]&lt;&gt;[.AD181];&quot;Change&quot;;&quot;&quot;)">
            <text:p/>
          </table:table-cell>
          <table:table-cell table:style-name="ce383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82]&lt;&gt;[.AD182];&quot;Change&quot;;&quot;&quot;)">
            <text:p/>
          </table:table-cell>
          <table:table-cell table:style-name="ce383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83]&lt;&gt;[.AD183];&quot;Change&quot;;&quot;&quot;)">
            <text:p/>
          </table:table-cell>
          <table:table-cell table:style-name="ce383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84]&lt;&gt;[.AD184];&quot;Change&quot;;&quot;&quot;)">
            <text:p/>
          </table:table-cell>
          <table:table-cell table:style-name="ce383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85]&lt;&gt;[.AD185];&quot;Change&quot;;&quot;&quot;)">
            <text:p/>
          </table:table-cell>
          <table:table-cell table:style-name="ce383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86]&lt;&gt;[.AD186];&quot;Change&quot;;&quot;&quot;)">
            <text:p/>
          </table:table-cell>
          <table:table-cell table:style-name="ce383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87]&lt;&gt;[.AD187];&quot;Change&quot;;&quot;&quot;)">
            <text:p/>
          </table:table-cell>
          <table:table-cell table:style-name="ce383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88]&lt;&gt;[.AD188];&quot;Change&quot;;&quot;&quot;)">
            <text:p/>
          </table:table-cell>
          <table:table-cell table:style-name="ce383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89]&lt;&gt;[.AD189];&quot;Change&quot;;&quot;&quot;)">
            <text:p/>
          </table:table-cell>
          <table:table-cell table:style-name="ce383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90]&lt;&gt;[.AD190];&quot;Change&quot;;&quot;&quot;)">
            <text:p/>
          </table:table-cell>
          <table:table-cell table:style-name="ce383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91]&lt;&gt;[.AD191];&quot;Change&quot;;&quot;&quot;)">
            <text:p/>
          </table:table-cell>
          <table:table-cell table:style-name="ce383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92]&lt;&gt;[.AD192];&quot;Change&quot;;&quot;&quot;)">
            <text:p/>
          </table:table-cell>
          <table:table-cell table:style-name="ce383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93]&lt;&gt;[.AD193];&quot;Change&quot;;&quot;&quot;)">
            <text:p/>
          </table:table-cell>
          <table:table-cell table:style-name="ce383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94]&lt;&gt;[.AD194];&quot;Change&quot;;&quot;&quot;)">
            <text:p/>
          </table:table-cell>
          <table:table-cell table:style-name="ce383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95]&lt;&gt;[.AD195];&quot;Change&quot;;&quot;&quot;)">
            <text:p/>
          </table:table-cell>
          <table:table-cell table:style-name="ce383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96]&lt;&gt;[.AD196];&quot;Change&quot;;&quot;&quot;)">
            <text:p/>
          </table:table-cell>
          <table:table-cell table:style-name="ce383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97]&lt;&gt;[.AD197];&quot;Change&quot;;&quot;&quot;)">
            <text:p/>
          </table:table-cell>
          <table:table-cell table:style-name="ce383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98]&lt;&gt;[.AD198];&quot;Change&quot;;&quot;&quot;)">
            <text:p/>
          </table:table-cell>
          <table:table-cell table:style-name="ce383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99]&lt;&gt;[.AD199];&quot;Change&quot;;&quot;&quot;)">
            <text:p/>
          </table:table-cell>
          <table:table-cell table:style-name="ce383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00]&lt;&gt;[.AD200];&quot;Change&quot;;&quot;&quot;)">
            <text:p/>
          </table:table-cell>
          <table:table-cell table:style-name="ce383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01]&lt;&gt;[.AD201];&quot;Change&quot;;&quot;&quot;)">
            <text:p/>
          </table:table-cell>
          <table:table-cell table:style-name="ce383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02]&lt;&gt;[.AD202];&quot;Change&quot;;&quot;&quot;)">
            <text:p/>
          </table:table-cell>
          <table:table-cell table:style-name="ce383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03]&lt;&gt;[.AD203];&quot;Change&quot;;&quot;&quot;)">
            <text:p/>
          </table:table-cell>
          <table:table-cell table:style-name="ce383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6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6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6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04]&lt;&gt;[.AD204];&quot;Change&quot;;&quot;&quot;)">
            <text:p/>
          </table:table-cell>
          <table:table-cell table:style-name="ce383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8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8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8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05]&lt;&gt;[.AD205];&quot;Change&quot;;&quot;&quot;)">
            <text:p/>
          </table:table-cell>
          <table:table-cell table:style-name="ce383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69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9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9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06]&lt;&gt;[.AD206];&quot;Change&quot;;&quot;&quot;)">
            <text:p/>
          </table:table-cell>
          <table:table-cell table:style-name="ce383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7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7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7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07]&lt;&gt;[.AD207];&quot;Change&quot;;&quot;&quot;)">
            <text:p/>
          </table:table-cell>
          <table:table-cell table:style-name="ce383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8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8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8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08]&lt;&gt;[.AD208];&quot;Change&quot;;&quot;&quot;)">
            <text:p/>
          </table:table-cell>
          <table:table-cell table:style-name="ce383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69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9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9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09]&lt;&gt;[.AD209];&quot;Change&quot;;&quot;&quot;)">
            <text:p/>
          </table:table-cell>
          <table:table-cell table:style-name="ce383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7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7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7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10]&lt;&gt;[.AD210];&quot;Change&quot;;&quot;&quot;)">
            <text:p/>
          </table:table-cell>
          <table:table-cell table:style-name="ce383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8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8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8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11]&lt;&gt;[.AD211];&quot;Change&quot;;&quot;&quot;)">
            <text:p/>
          </table:table-cell>
          <table:table-cell table:style-name="ce383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69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9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9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12]&lt;&gt;[.AD212];&quot;Change&quot;;&quot;&quot;)">
            <text:p/>
          </table:table-cell>
          <table:table-cell table:style-name="ce383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7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7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7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13]&lt;&gt;[.AD213];&quot;Change&quot;;&quot;&quot;)">
            <text:p/>
          </table:table-cell>
          <table:table-cell table:style-name="ce383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8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8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8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14]&lt;&gt;[.AD214];&quot;Change&quot;;&quot;&quot;)">
            <text:p/>
          </table:table-cell>
          <table:table-cell table:style-name="ce383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69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9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9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15]&lt;&gt;[.AD215];&quot;Change&quot;;&quot;&quot;)">
            <text:p/>
          </table:table-cell>
          <table:table-cell table:style-name="ce383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7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7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7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16]&lt;&gt;[.AD216];&quot;Change&quot;;&quot;&quot;)">
            <text:p/>
          </table:table-cell>
          <table:table-cell table:style-name="ce383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8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8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8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17]&lt;&gt;[.AD217];&quot;Change&quot;;&quot;&quot;)">
            <text:p/>
          </table:table-cell>
          <table:table-cell table:style-name="ce383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69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9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9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18]&lt;&gt;[.AD218];&quot;Change&quot;;&quot;&quot;)">
            <text:p/>
          </table:table-cell>
          <table:table-cell table:style-name="ce383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7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7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7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19]&lt;&gt;[.AD219];&quot;Change&quot;;&quot;&quot;)">
            <text:p/>
          </table:table-cell>
          <table:table-cell table:style-name="ce383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7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7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20]&lt;&gt;[.AD220];&quot;Change&quot;;&quot;&quot;)">
            <text:p/>
          </table:table-cell>
          <table:table-cell table:style-name="ce383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21]&lt;&gt;[.AD221];&quot;Change&quot;;&quot;&quot;)">
            <text:p/>
          </table:table-cell>
          <table:table-cell table:style-name="ce383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22]&lt;&gt;[.AD222];&quot;Change&quot;;&quot;&quot;)">
            <text:p/>
          </table:table-cell>
          <table:table-cell table:style-name="ce383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23]&lt;&gt;[.AD223];&quot;Change&quot;;&quot;&quot;)">
            <text:p/>
          </table:table-cell>
          <table:table-cell table:style-name="ce383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24]&lt;&gt;[.AD224];&quot;Change&quot;;&quot;&quot;)">
            <text:p/>
          </table:table-cell>
          <table:table-cell table:style-name="ce383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25]&lt;&gt;[.AD225];&quot;Change&quot;;&quot;&quot;)">
            <text:p/>
          </table:table-cell>
          <table:table-cell table:style-name="ce383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8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5"/>
          <table:table-cell table:style-name="ce380" table:formula="of:=IF([.AB227]&lt;&gt;[.AD227];&quot;Change&quot;;&quot;&quot;)">
            <text:p/>
          </table:table-cell>
          <table:table-cell table:style-name="ce381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5"/>
          <table:table-cell table:style-name="ce380" table:formula="of:=IF([.AB228]&lt;&gt;[.AD228];&quot;Change&quot;;&quot;&quot;)">
            <text:p/>
          </table:table-cell>
          <table:table-cell table:style-name="ce381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5"/>
          <table:table-cell table:style-name="ce380" table:formula="of:=IF([.AB229]&lt;&gt;[.AD229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115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5"/>
          <table:table-cell table:style-name="ce380" table:formula="of:=IF([.AB230]&lt;&gt;[.AD230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133])&lt;=265;&quot;&quot;;RIGHT([.Q133];LEN([.Q133])-SEARCH(&quot; &quot;;[.Q133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5"/>
          <table:table-cell table:style-name="ce380" table:formula="of:=IF([.AB231]&lt;&gt;[.AD231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5"/>
          <table:table-cell table:style-name="ce380" table:formula="of:=IF([.AB232]&lt;&gt;[.AD232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5"/>
          <table:table-cell table:style-name="ce380" table:formula="of:=IF([.AB233]&lt;&gt;[.AD233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3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5"/>
          <table:table-cell table:style-name="ce380" table:formula="of:=IF([.AB234]&lt;&gt;[.AD234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5"/>
          <table:table-cell table:style-name="ce380" table:formula="of:=IF([.AB235]&lt;&gt;[.AD235];&quot;Change&quot;;&quot;&quot;)">
            <text:p/>
          </table:table-cell>
          <table:table-cell table:style-name="ce381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80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5"/>
          <table:table-cell table:style-name="ce380" table:formula="of:=IF([.AB237]&lt;&gt;[.AD237];&quot;Change&quot;;&quot;&quot;)">
            <text:p/>
          </table:table-cell>
          <table:table-cell table:style-name="ce381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5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81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5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81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39]&lt;&gt;[.AD239];&quot;Change&quot;;&quot;&quot;)">
            <text:p/>
          </table:table-cell>
          <table:table-cell table:style-name="ce381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82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82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41]&lt;&gt;[.AD241];&quot;Change&quot;;&quot;&quot;)">
            <text:p/>
          </table:table-cell>
          <table:table-cell table:style-name="ce381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4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80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5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81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5"/>
          <table:table-cell table:style-name="ce380" table:formula="of:=IF([.AB243]&lt;&gt;[.AD243];&quot;Change&quot;;&quot;&quot;)">
            <text:p/>
          </table:table-cell>
          <table:table-cell table:style-name="ce381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5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81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81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5]&lt;&gt;[.AD245];&quot;Change&quot;;&quot;&quot;)">
            <text:p/>
          </table:table-cell>
          <table:table-cell table:style-name="ce381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7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83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80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115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7]&lt;&gt;[.AD247];&quot;Change&quot;;&quot;&quot;)">
            <text:p/>
          </table:table-cell>
          <table:table-cell table:style-name="ce381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5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81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5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81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9]&lt;&gt;[.AD249];&quot;Change&quot;;&quot;&quot;)">
            <text:p/>
          </table:table-cell>
          <table:table-cell table:style-name="ce381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5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81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7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83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3" table:number-columns-repeated="9"/>
          <table:table-cell table:style-name="ce366"/>
          <table:table-cell table:number-columns-repeated="2"/>
          <table:table-cell table:style-name="ce375"/>
          <table:table-cell table:style-name="ce380" table:formula="of:=IF([.AB251]&lt;&gt;[.AD251];&quot;Change&quot;;&quot;&quot;)">
            <text:p/>
          </table:table-cell>
          <table:table-cell table:style-name="ce381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/>
          <table:table-cell table:style-name="ce79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3]&lt;&gt;[.AD253];&quot;Change&quot;;&quot;&quot;)">
            <text:p/>
          </table:table-cell>
          <table:table-cell table:style-name="ce381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9" table:formula="of:=IF(LEN([.Q206])&lt;=265;&quot;&quot;;RIGHT([.Q206];LEN([.Q206])-SEARCH(&quot; &quot;;[.Q206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0"/>
          <table:table-cell table:number-columns-repeated="2"/>
          <table:table-cell table:style-name="ce375"/>
          <table:table-cell table:style-name="ce380" table:formula="of:=IF([.AB255]&lt;&gt;[.AD255];&quot;Change&quot;;&quot;&quot;)">
            <text:p/>
          </table:table-cell>
          <table:table-cell table:style-name="ce381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9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7]&lt;&gt;[.AD257];&quot;Change&quot;;&quot;&quot;)">
            <text:p/>
          </table:table-cell>
          <table:table-cell table:style-name="ce381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/>
          <table:table-cell table:style-name="ce62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9]&lt;&gt;[.AD259];&quot;Change&quot;;&quot;&quot;)">
            <text:p/>
          </table:table-cell>
          <table:table-cell table:style-name="ce381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61]&lt;&gt;[.AD261];&quot;Change&quot;;&quot;&quot;)">
            <text:p/>
          </table:table-cell>
          <table:table-cell table:style-name="ce381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63]&lt;&gt;[.AD263];&quot;Change&quot;;&quot;&quot;)">
            <text:p/>
          </table:table-cell>
          <table:table-cell table:style-name="ce381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5]&lt;&gt;[.AD265];&quot;Change&quot;;&quot;&quot;)">
            <text:p/>
          </table:table-cell>
          <table:table-cell table:style-name="ce381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7]&lt;&gt;[.AD267];&quot;Change&quot;;&quot;&quot;)">
            <text:p/>
          </table:table-cell>
          <table:table-cell table:style-name="ce381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3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9]&lt;&gt;[.AD269];&quot;Change&quot;;&quot;&quot;)">
            <text:p/>
          </table:table-cell>
          <table:table-cell table:style-name="ce381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6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6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6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8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8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8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1]&lt;&gt;[.AD271];&quot;Change&quot;;&quot;&quot;)">
            <text:p/>
          </table:table-cell>
          <table:table-cell table:style-name="ce381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69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9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9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5"/>
          <table:table-cell table:style-name="ce380" table:formula="of:=IF([.AB272]&lt;&gt;[.AD272];&quot;Change&quot;;&quot;&quot;)">
            <text:p/>
          </table:table-cell>
          <table:table-cell table:style-name="ce381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7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7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7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8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8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8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4]&lt;&gt;[.AD274];&quot;Change&quot;;&quot;&quot;)">
            <text:p/>
          </table:table-cell>
          <table:table-cell table:style-name="ce381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69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9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9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7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7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7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6]&lt;&gt;[.AD276];&quot;Change&quot;;&quot;&quot;)">
            <text:p/>
          </table:table-cell>
          <table:table-cell table:style-name="ce381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8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8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8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69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9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9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78]&lt;&gt;[.AD278];&quot;Change&quot;;&quot;&quot;)">
            <text:p/>
          </table:table-cell>
          <table:table-cell table:style-name="ce381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7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7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7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8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8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80]&lt;&gt;[.AD280];&quot;Change&quot;;&quot;&quot;)">
            <text:p/>
          </table:table-cell>
          <table:table-cell table:style-name="ce381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69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9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9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7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7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7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282]&lt;&gt;[.AD282];&quot;Change&quot;;&quot;&quot;)">
            <text:p/>
          </table:table-cell>
          <table:table-cell table:style-name="ce381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8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8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3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3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69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9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9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4]&lt;&gt;[.AD284];&quot;Change&quot;;&quot;&quot;)">
            <text:p/>
          </table:table-cell>
          <table:table-cell table:style-name="ce381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7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7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7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7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7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7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6]&lt;&gt;[.AD286];&quot;Change&quot;;&quot;&quot;)">
            <text:p/>
          </table:table-cell>
          <table:table-cell table:style-name="ce381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88]&lt;&gt;[.AD288];&quot;Change&quot;;&quot;&quot;)">
            <text:p/>
          </table:table-cell>
          <table:table-cell table:style-name="ce381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9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9" table:formula="of:=IF(LEN([.Q165])&lt;=265;&quot;&quot;;RIGHT([.Q165];LEN([.Q165])-SEARCH(&quot; &quot;;[.Q165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90]&lt;&gt;[.AD290];&quot;Change&quot;;&quot;&quot;)">
            <text:p/>
          </table:table-cell>
          <table:table-cell table:style-name="ce381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96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97]">
            <text:p/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5"/>
          <table:table-cell table:style-name="ce380" table:formula="of:=IF([.AB292]&lt;&gt;[.AD292];&quot;Change&quot;;&quot;&quot;)">
            <text:p/>
          </table:table-cell>
          <table:table-cell table:style-name="ce381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98]">
            <text:p/>
          </table:table-cell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8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5"/>
          <table:table-cell table:style-name="ce380" table:formula="of:=IF([.AB294]&lt;&gt;[.AD294];&quot;Change&quot;;&quot;&quot;)">
            <text:p/>
          </table:table-cell>
          <table:table-cell table:style-name="ce381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1"/>
          <table:table-cell table:number-columns-repeated="2"/>
          <table:table-cell table:style-name="ce375"/>
          <table:table-cell table:style-name="ce380" table:formula="of:=IF([.AB296]&lt;&gt;[.AD296];&quot;Change&quot;;&quot;&quot;)">
            <text:p/>
          </table:table-cell>
          <table:table-cell table:style-name="ce381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98]&lt;&gt;[.AD298];&quot;Change&quot;;&quot;&quot;)">
            <text:p/>
          </table:table-cell>
          <table:table-cell table:style-name="ce381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115" table:number-columns-repeated="4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80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116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300]&lt;&gt;[.AD300];&quot;Change&quot;;&quot;&quot;)">
            <text:p/>
          </table:table-cell>
          <table:table-cell table:style-name="ce381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5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81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116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5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81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302]&lt;&gt;[.AD302];&quot;Change&quot;;&quot;&quot;)">
            <text:p/>
          </table:table-cell>
          <table:table-cell table:style-name="ce381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6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82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82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5"/>
          <table:table-cell table:style-name="ce380" table:formula="of:=IF([.AB304]&lt;&gt;[.AD304];&quot;Change&quot;;&quot;&quot;)">
            <text:p/>
          </table:table-cell>
          <table:table-cell table:style-name="ce381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4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80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5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81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6]&lt;&gt;[.AD306];&quot;Change&quot;;&quot;&quot;)">
            <text:p/>
          </table:table-cell>
          <table:table-cell table:style-name="ce381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5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81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16"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5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81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2"/>
          <table:table-cell table:style-name="ce375"/>
          <table:table-cell table:style-name="ce380" table:formula="of:=IF([.AB308]&lt;&gt;[.AD308];&quot;Change&quot;;&quot;&quot;)">
            <text:p/>
          </table:table-cell>
          <table:table-cell table:style-name="ce381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7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83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80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5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81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5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81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5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81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7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83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/>
          <table:table-cell table:style-name="ce79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/>
          <table:table-cell table:style-name="ce79" table:formula="of:=IF(LEN([.Q230])&lt;=265;&quot;&quot;;RIGHT([.Q230];LEN([.Q230])-SEARCH(&quot; &quot;;[.Q23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/>
          <table:table-cell table:style-name="ce62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7" table:formula="of:=[.E260]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9" table:formula="of:=[.E261]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4" table:formula="of:=[.P253]" office:value-type="string" office:string-value="MS1" calcext:value-type="string">
            <text:p>MS1</text:p>
          </table:table-cell>
          <table:table-cell table:style-name="ce94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4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4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5" table:formula="of:=[.O254]">
            <text:p/>
          </table:table-cell>
          <table:table-cell table:style-name="ce92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69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5" table:formula="of:=[.O255]">
            <text:p/>
          </table:table-cell>
          <table:table-cell table:style-name="ce92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69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5" table:formula="of:=[.O256]">
            <text:p/>
          </table:table-cell>
          <table:table-cell table:style-name="ce92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69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5" table:formula="of:=[.O257]">
            <text:p/>
          </table:table-cell>
          <table:table-cell table:style-name="ce92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69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7" table:formula="of:=[.O258]">
            <text:p/>
          </table:table-cell>
          <table:table-cell table:style-name="ce93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7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9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9" table:formula="of:=IF(LEN([.Q260])&lt;=265;&quot;&quot;;RIGHT([.Q260];LEN([.Q260])-SEARCH(&quot; &quot;;[.Q260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3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3" table:number-columns-repeated="3"/>
          <table:table-cell table:style-name="ce316" office:value-type="string" calcext:value-type="string">
            <text:p>Previous Year Comments</text:p>
          </table:table-cell>
          <table:table-cell table:style-name="ce53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137" table:formula="of:=[.U265]">
            <text:p/>
          </table:table-cell>
          <table:table-cell table:style-name="ce64" table:formula="of:=[.Q265]">
            <text:p/>
          </table:table-cell>
          <table:table-cell table:style-name="ce94" table:formula="of:=[.R265]">
            <text:p/>
          </table:table-cell>
          <table:table-cell table:style-name="ce94" table:formula="of:=[.S265]">
            <text:p/>
          </table:table-cell>
          <table:table-cell table:style-name="ce94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5" table:formula="of:=IF([.Q266]=&quot;&quot;;&quot;&quot;;HLOOKUP([.Q266];TO10Values;MATCH([.$P266];TO10Group;0)))">
            <text:p/>
          </table:table-cell>
          <table:table-cell table:style-name="ce95" table:formula="of:=IF([.R266]=&quot;&quot;;&quot;&quot;;HLOOKUP([.R266];TO10Values;MATCH([.$P266];TO10Group;0)))">
            <text:p/>
          </table:table-cell>
          <table:table-cell table:style-name="ce95" table:formula="of:=IF([.S266]=&quot;&quot;;&quot;&quot;;HLOOKUP([.S266];TO10Values;MATCH([.$P266];TO10Group;0)))">
            <text:p/>
          </table:table-cell>
          <table:table-cell table:style-name="ce95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5" table:formula="of:=IF([.Q267]=&quot;&quot;;&quot;&quot;;HLOOKUP([.Q267];TO10Values;MATCH([.$P267];TO10Group;0)))">
            <text:p/>
          </table:table-cell>
          <table:table-cell table:style-name="ce95" table:formula="of:=IF([.R267]=&quot;&quot;;&quot;&quot;;HLOOKUP([.R267];TO10Values;MATCH([.$P267];TO10Group;0)))">
            <text:p/>
          </table:table-cell>
          <table:table-cell table:style-name="ce95" table:formula="of:=IF([.S267]=&quot;&quot;;&quot;&quot;;HLOOKUP([.S267];TO10Values;MATCH([.$P267];TO10Group;0)))">
            <text:p/>
          </table:table-cell>
          <table:table-cell table:style-name="ce95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5" table:formula="of:=IF([.Q268]=&quot;&quot;;&quot;&quot;;HLOOKUP([.Q268];TO10Values;MATCH([.$P268];TO10Group;0)))">
            <text:p/>
          </table:table-cell>
          <table:table-cell table:style-name="ce95" table:formula="of:=IF([.R268]=&quot;&quot;;&quot;&quot;;HLOOKUP([.R268];TO10Values;MATCH([.$P268];TO10Group;0)))">
            <text:p/>
          </table:table-cell>
          <table:table-cell table:style-name="ce95" table:formula="of:=IF([.S268]=&quot;&quot;;&quot;&quot;;HLOOKUP([.S268];TO10Values;MATCH([.$P268];TO10Group;0)))">
            <text:p/>
          </table:table-cell>
          <table:table-cell table:style-name="ce95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5" table:formula="of:=IF([.Q269]=&quot;&quot;;&quot;&quot;;HLOOKUP([.Q269];TO10Values;MATCH([.$P269];TO10Group;0)))">
            <text:p/>
          </table:table-cell>
          <table:table-cell table:style-name="ce95" table:formula="of:=IF([.R269]=&quot;&quot;;&quot;&quot;;HLOOKUP([.R269];TO10Values;MATCH([.$P269];TO10Group;0)))">
            <text:p/>
          </table:table-cell>
          <table:table-cell table:style-name="ce95" table:formula="of:=IF([.S269]=&quot;&quot;;&quot;&quot;;HLOOKUP([.S269];TO10Values;MATCH([.$P269];TO10Group;0)))">
            <text:p/>
          </table:table-cell>
          <table:table-cell table:style-name="ce95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5" table:formula="of:=IF([.Q270]=&quot;&quot;;&quot;&quot;;HLOOKUP([.Q270];TO10Values;MATCH([.$P270];TO10Group;0)))">
            <text:p/>
          </table:table-cell>
          <table:table-cell table:style-name="ce95" table:formula="of:=IF([.R270]=&quot;&quot;;&quot;&quot;;HLOOKUP([.R270];TO10Values;MATCH([.$P270];TO10Group;0)))">
            <text:p/>
          </table:table-cell>
          <table:table-cell table:style-name="ce95" table:formula="of:=IF([.S270]=&quot;&quot;;&quot;&quot;;HLOOKUP([.S270];TO10Values;MATCH([.$P270];TO10Group;0)))">
            <text:p/>
          </table:table-cell>
          <table:table-cell table:style-name="ce95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5" table:formula="of:=IF([.Q271]=&quot;&quot;;&quot;&quot;;HLOOKUP([.Q271];TO10Values;MATCH([.$P271];TO10Group;0)))">
            <text:p/>
          </table:table-cell>
          <table:table-cell table:style-name="ce95" table:formula="of:=IF([.R271]=&quot;&quot;;&quot;&quot;;HLOOKUP([.R271];TO10Values;MATCH([.$P271];TO10Group;0)))">
            <text:p/>
          </table:table-cell>
          <table:table-cell table:style-name="ce95" table:formula="of:=IF([.S271]=&quot;&quot;;&quot;&quot;;HLOOKUP([.S271];TO10Values;MATCH([.$P271];TO10Group;0)))">
            <text:p/>
          </table:table-cell>
          <table:table-cell table:style-name="ce95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5" table:formula="of:=IF([.Q272]=&quot;&quot;;&quot;&quot;;HLOOKUP([.Q272];TO10Values;MATCH([.$P272];TO10Group;0)))">
            <text:p/>
          </table:table-cell>
          <table:table-cell table:style-name="ce95" table:formula="of:=IF([.R272]=&quot;&quot;;&quot;&quot;;HLOOKUP([.R272];TO10Values;MATCH([.$P272];TO10Group;0)))">
            <text:p/>
          </table:table-cell>
          <table:table-cell table:style-name="ce95" table:formula="of:=IF([.S272]=&quot;&quot;;&quot;&quot;;HLOOKUP([.S272];TO10Values;MATCH([.$P272];TO10Group;0)))">
            <text:p/>
          </table:table-cell>
          <table:table-cell table:style-name="ce95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5" table:formula="of:=IF([.Q273]=&quot;&quot;;&quot;&quot;;HLOOKUP([.Q273];TO10Values;MATCH([.$P273];TO10Group;0)))">
            <text:p/>
          </table:table-cell>
          <table:table-cell table:style-name="ce95" table:formula="of:=IF([.R273]=&quot;&quot;;&quot;&quot;;HLOOKUP([.R273];TO10Values;MATCH([.$P273];TO10Group;0)))">
            <text:p/>
          </table:table-cell>
          <table:table-cell table:style-name="ce95" table:formula="of:=IF([.S273]=&quot;&quot;;&quot;&quot;;HLOOKUP([.S273];TO10Values;MATCH([.$P273];TO10Group;0)))">
            <text:p/>
          </table:table-cell>
          <table:table-cell table:style-name="ce95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5" table:formula="of:=IF([.Q274]=&quot;&quot;;&quot;&quot;;HLOOKUP([.Q274];TO10Values;MATCH([.$P274];TO10Group;0)))">
            <text:p/>
          </table:table-cell>
          <table:table-cell table:style-name="ce95" table:formula="of:=IF([.R274]=&quot;&quot;;&quot;&quot;;HLOOKUP([.R274];TO10Values;MATCH([.$P274];TO10Group;0)))">
            <text:p/>
          </table:table-cell>
          <table:table-cell table:style-name="ce95" table:formula="of:=IF([.S274]=&quot;&quot;;&quot;&quot;;HLOOKUP([.S274];TO10Values;MATCH([.$P274];TO10Group;0)))">
            <text:p/>
          </table:table-cell>
          <table:table-cell table:style-name="ce95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2"/>
          <table:table-cell table:style-name="ce344"/>
          <table:table-cell table:style-name="ce116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5" table:formula="of:=IF([.Q275]=&quot;&quot;;&quot;&quot;;HLOOKUP([.Q275];TO10Values;MATCH([.$P275];TO10Group;0)))">
            <text:p/>
          </table:table-cell>
          <table:table-cell table:style-name="ce95" table:formula="of:=IF([.R275]=&quot;&quot;;&quot;&quot;;HLOOKUP([.R275];TO10Values;MATCH([.$P275];TO10Group;0)))">
            <text:p/>
          </table:table-cell>
          <table:table-cell table:style-name="ce95" table:formula="of:=IF([.S275]=&quot;&quot;;&quot;&quot;;HLOOKUP([.S275];TO10Values;MATCH([.$P275];TO10Group;0)))">
            <text:p/>
          </table:table-cell>
          <table:table-cell table:style-name="ce95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5" table:formula="of:=IF([.Q276]=&quot;&quot;;&quot;&quot;;HLOOKUP([.Q276];TO10Values;MATCH([.$P276];TO10Group;0)))">
            <text:p/>
          </table:table-cell>
          <table:table-cell table:style-name="ce95" table:formula="of:=IF([.R276]=&quot;&quot;;&quot;&quot;;HLOOKUP([.R276];TO10Values;MATCH([.$P276];TO10Group;0)))">
            <text:p/>
          </table:table-cell>
          <table:table-cell table:style-name="ce95" table:formula="of:=IF([.S276]=&quot;&quot;;&quot;&quot;;HLOOKUP([.S276];TO10Values;MATCH([.$P276];TO10Group;0)))">
            <text:p/>
          </table:table-cell>
          <table:table-cell table:style-name="ce95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6" table:formula="of:=IF([.Q277]=&quot;&quot;;&quot;&quot;;HLOOKUP([.Q277];TO10Values;MATCH([.$P277];TO10Group;0)))">
            <text:p/>
          </table:table-cell>
          <table:table-cell table:style-name="ce96" table:formula="of:=IF([.R277]=&quot;&quot;;&quot;&quot;;HLOOKUP([.R277];TO10Values;MATCH([.$P277];TO10Group;0)))">
            <text:p/>
          </table:table-cell>
          <table:table-cell table:style-name="ce96" table:formula="of:=IF([.S277]=&quot;&quot;;&quot;&quot;;HLOOKUP([.S277];TO10Values;MATCH([.$P277];TO10Group;0)))">
            <text:p/>
          </table:table-cell>
          <table:table-cell table:style-name="ce96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9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9" table:formula="of:=IF(LEN([.Q279])&lt;=265;&quot;&quot;;RIGHT([.Q279];LEN([.Q279])-SEARCH(&quot; &quot;;[.Q27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5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7" table:formula="of:=IF([.Q283]=&quot;&quot;;&quot;&quot;;[.Q283]&amp;&quot; &quot;&amp;flocm_in)">
            <text:p/>
          </table:table-cell>
          <table:table-cell table:style-name="ce97" table:formula="of:=IF([.R283]=&quot;&quot;;&quot;&quot;;[.R283]&amp;&quot; &quot;&amp;flocm_in)">
            <text:p/>
          </table:table-cell>
          <table:table-cell table:style-name="ce97" table:formula="of:=IF([.S283]=&quot;&quot;;&quot;&quot;;[.S283]&amp;&quot; &quot;&amp;flocm_in)">
            <text:p/>
          </table:table-cell>
          <table:table-cell table:style-name="ce97" table:formula="of:=IF([.T283]=&quot;&quot;;&quot;&quot;;[.T283]&amp;&quot; &quot;&amp;flocm_in)">
            <text:p/>
          </table:table-cell>
          <table:table-cell table:style-name="ce97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7" table:formula="of:=[.P284]" office:value-type="string" office:string-value="Horizontal" calcext:value-type="string">
            <text:p>Horizontal</text:p>
          </table:table-cell>
          <table:table-cell table:style-name="ce98" table:formula="of:=IF([.Q284]=&quot;&quot;;&quot;&quot;;[.Q284])">
            <text:p/>
          </table:table-cell>
          <table:table-cell table:style-name="ce98" table:formula="of:=IF([.R284]=&quot;&quot;;&quot;&quot;;[.R284])">
            <text:p/>
          </table:table-cell>
          <table:table-cell table:style-name="ce98" table:formula="of:=IF([.S284]=&quot;&quot;;&quot;&quot;;[.S284])">
            <text:p/>
          </table:table-cell>
          <table:table-cell table:style-name="ce98" table:formula="of:=IF([.T284]=&quot;&quot;;&quot;&quot;;[.T284])">
            <text:p/>
          </table:table-cell>
          <table:table-cell table:style-name="ce98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7" table:formula="of:=[.P285]" office:value-type="string" office:string-value="Vertical" calcext:value-type="string">
            <text:p>Vertical</text:p>
          </table:table-cell>
          <table:table-cell table:style-name="ce98" table:formula="of:=IF([.Q285]=&quot;&quot;;&quot;&quot;;[.Q285])">
            <text:p/>
          </table:table-cell>
          <table:table-cell table:style-name="ce98" table:formula="of:=IF([.R285]=&quot;&quot;;&quot;&quot;;[.R285])">
            <text:p/>
          </table:table-cell>
          <table:table-cell table:style-name="ce98" table:formula="of:=IF([.S285]=&quot;&quot;;&quot;&quot;;[.S285])">
            <text:p/>
          </table:table-cell>
          <table:table-cell table:style-name="ce98" table:formula="of:=IF([.T285]=&quot;&quot;;&quot;&quot;;[.T285])">
            <text:p/>
          </table:table-cell>
          <table:table-cell table:style-name="ce98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7" table:formula="of:=[.P286]" office:value-type="string" office:string-value="Diagonal" calcext:value-type="string">
            <text:p>Diagonal</text:p>
          </table:table-cell>
          <table:table-cell table:style-name="ce98" table:formula="of:=IF([.Q286]=&quot;&quot;;&quot;&quot;;[.Q286])">
            <text:p/>
          </table:table-cell>
          <table:table-cell table:style-name="ce98" table:formula="of:=IF([.R286]=&quot;&quot;;&quot;&quot;;[.R286])">
            <text:p/>
          </table:table-cell>
          <table:table-cell table:style-name="ce98" table:formula="of:=IF([.S286]=&quot;&quot;;&quot;&quot;;[.S286])">
            <text:p/>
          </table:table-cell>
          <table:table-cell table:style-name="ce98" table:formula="of:=IF([.T286]=&quot;&quot;;&quot;&quot;;[.T286])">
            <text:p/>
          </table:table-cell>
          <table:table-cell table:style-name="ce98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7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5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8" table:formula="of:=[.O293]" office:value-type="string" office:string-value="Top" calcext:value-type="string">
            <text:p>Top</text:p>
          </table:table-cell>
          <table:table-cell table:style-name="ce54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9" table:formula="of:=[.O294]" office:value-type="string" office:string-value="Bottom" calcext:value-type="string">
            <text:p>Bottom</text:p>
          </table:table-cell>
          <table:table-cell table:style-name="ce55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9" table:formula="of:=[.O295]" office:value-type="string" office:string-value="Left" calcext:value-type="string">
            <text:p>Left</text:p>
          </table:table-cell>
          <table:table-cell table:style-name="ce55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7" table:formula="of:=[.O296]" office:value-type="string" office:string-value="Right" calcext:value-type="string">
            <text:p>Right</text:p>
          </table:table-cell>
          <table:table-cell table:style-name="ce57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99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15" table:number-columns-repeated="7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9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9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9" table:formula="of:=IF(LEN([.Q299])&lt;=265;&quot;&quot;;RIGHT([.Q299];LEN([.Q299])-SEARCH(&quot; &quot;;[.Q299];255)))">
            <text:p/>
          </table:table-cell>
          <table:table-cell table:style-name="ce116" table:number-columns-repeated="7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115" table:number-columns-repeated="2"/>
          <table:table-cell table:style-name="ce19"/>
          <table:table-cell/>
          <table:table-cell table:style-name="ce115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116"/>
          <table:table-cell table:style-name="ce313"/>
          <table:table-cell table:style-name="ce116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06])&lt;=265;&quot;&quot;;RIGHT([.Q306];LEN([.Q306])-SEARCH(&quot; &quot;;[.Q30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08])&lt;=265;&quot;&quot;;RIGHT([.Q308];LEN([.Q308])-SEARCH(&quot; &quot;;[.Q30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10])&lt;=265;&quot;&quot;;RIGHT([.Q310];LEN([.Q310])-SEARCH(&quot; &quot;;[.Q31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12])&lt;=265;&quot;&quot;;RIGHT([.Q312];LEN([.Q312])-SEARCH(&quot; &quot;;[.Q31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14])&lt;=265;&quot;&quot;;RIGHT([.Q314];LEN([.Q314])-SEARCH(&quot; &quot;;[.Q31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16])&lt;=265;&quot;&quot;;RIGHT([.Q316];LEN([.Q316])-SEARCH(&quot; &quot;;[.Q31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18])&lt;=265;&quot;&quot;;RIGHT([.Q318];LEN([.Q318])-SEARCH(&quot; &quot;;[.Q31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20])&lt;=265;&quot;&quot;;RIGHT([.Q320];LEN([.Q320])-SEARCH(&quot; &quot;;[.Q32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22])&lt;=265;&quot;&quot;;RIGHT([.Q322];LEN([.Q322])-SEARCH(&quot; &quot;;[.Q32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24])&lt;=265;&quot;&quot;;RIGHT([.Q324];LEN([.Q324])-SEARCH(&quot; &quot;;[.Q32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26])&lt;=265;&quot;&quot;;RIGHT([.Q326];LEN([.Q326])-SEARCH(&quot; &quot;;[.Q32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28])&lt;=265;&quot;&quot;;RIGHT([.Q328];LEN([.Q328])-SEARCH(&quot; &quot;;[.Q32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30])&lt;=265;&quot;&quot;;RIGHT([.Q330];LEN([.Q330])-SEARCH(&quot; &quot;;[.Q33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32])&lt;=265;&quot;&quot;;RIGHT([.Q332];LEN([.Q332])-SEARCH(&quot; &quot;;[.Q33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34])&lt;=265;&quot;&quot;;RIGHT([.Q334];LEN([.Q334])-SEARCH(&quot; &quot;;[.Q33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36])&lt;=265;&quot;&quot;;RIGHT([.Q336];LEN([.Q336])-SEARCH(&quot; &quot;;[.Q33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38])&lt;=265;&quot;&quot;;RIGHT([.Q338];LEN([.Q338])-SEARCH(&quot; &quot;;[.Q33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40])&lt;=265;&quot;&quot;;RIGHT([.Q340];LEN([.Q340])-SEARCH(&quot; &quot;;[.Q34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1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1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1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1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1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1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1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1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1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1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1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1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1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1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1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1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1" table:formula="of:=IF(LEN([.Q380])&lt;=265;&quot;&quot;;RIGHT([.Q380];LEN([.Q380])-SEARCH(&quot; &quot;;[.Q380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1" table:formula="of:=IF(LEN([.Q382])&lt;=265;&quot;&quot;;RIGHT([.Q382];LEN([.Q382])-SEARCH(&quot; &quot;;[.Q382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1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ExpCharts" table:style-name="ta1" table:print-ranges="ExpCharts.B1:ExpCharts.M264">
        <office:forms form:automatic-focus="false" form:apply-design-mode="false"/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46" table:formula="of:=IF([Fluoro.G237]=&quot;&quot;;&quot;&quot;;[Fluoro.G237]*0.1145)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47" table:formula="of:=IF([Fluoro.G238]=&quot;&quot;;&quot;&quot;;[Fluoro.G238]*0.1145)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47" table:formula="of:=IF([Fluoro.G239]=&quot;&quot;;&quot;&quot;;[Fluoro.G239]*0.1145)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48" table:formula="of:=IF([Fluoro.G240]=&quot;&quot;;&quot;&quot;;[Fluoro.G240]*0.1145)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48" table:formula="of:=IF([Fluoro.G241]=&quot;&quot;;&quot;&quot;;[Fluoro.G241]*0.1145)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46" table:formula="of:=IF([Fluoro.G242]=&quot;&quot;;&quot;&quot;;[Fluoro.G242]*0.1145)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47" table:formula="of:=IF([Fluoro.G243]=&quot;&quot;;&quot;&quot;;[Fluoro.G243]*0.1145)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47" table:formula="of:=IF([Fluoro.G244]=&quot;&quot;;&quot;&quot;;[Fluoro.G244]*0.1145)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47" table:formula="of:=IF([Fluoro.G245]=&quot;&quot;;&quot;&quot;;[Fluoro.G245]*0.1145)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49" table:formula="of:=IF([Fluoro.G246]=&quot;&quot;;&quot;&quot;;[Fluoro.G246]*0.1145)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46" table:formula="of:=IF([Fluoro.G247]=&quot;&quot;;&quot;&quot;;[Fluoro.G247]*0.1145)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47" table:formula="of:=IF([Fluoro.G248]=&quot;&quot;;&quot;&quot;;[Fluoro.G248]*0.1145)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47" table:formula="of:=IF([Fluoro.G249]=&quot;&quot;;&quot;&quot;;[Fluoro.G249]*0.1145)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47" table:formula="of:=IF([Fluoro.G250]=&quot;&quot;;&quot;&quot;;[Fluoro.G250]*0.1145)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49" table:formula="of:=IF([Fluoro.G251]=&quot;&quot;;&quot;&quot;;[Fluoro.G251]*0.1145)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 table:style-name="ce5"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table:formula="of:=[Fluoro.G255]" office:value-type="string" office:string-value="Pt Entrance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46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47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47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48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48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46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47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47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47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49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46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47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47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47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49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3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3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6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6" table:formula="of:=[Fluoro.G204]" office:value-type="string" office:string-value="mGy/min" calcext:value-type="string">
            <text:p>mGy/min</text:p>
          </table:table-cell>
          <table:table-cell table:style-name="ce76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6" table:formula="of:=[Fluoro.J204]" office:value-type="string" office:string-value="mGy/min" calcext:value-type="string">
            <text:p>mGy/min</text:p>
          </table:table-cell>
          <table:table-cell table:style-name="ce76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8" table:formula="of:=[Fluoro.E205]">
            <text:p/>
          </table:table-cell>
          <table:table-cell table:style-name="ce111" table:formula="of:=[Fluoro.F205]">
            <text:p/>
          </table:table-cell>
          <table:table-cell table:style-name="ce127" table:formula="of:=[Fluoro.G205]">
            <text:p/>
          </table:table-cell>
          <table:table-cell table:style-name="ce68" table:formula="of:=[Fluoro.H205]">
            <text:p/>
          </table:table-cell>
          <table:table-cell table:style-name="ce111" table:formula="of:=[Fluoro.I205]">
            <text:p/>
          </table:table-cell>
          <table:table-cell table:style-name="ce127" table:formula="of:=[Fluoro.J205]">
            <text:p/>
          </table:table-cell>
          <table:table-cell table:style-name="ce68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69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[Fluoro.G206]">
            <text:p/>
          </table:table-cell>
          <table:table-cell table:style-name="ce69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[Fluoro.J206]">
            <text:p/>
          </table:table-cell>
          <table:table-cell table:style-name="ce69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7" table:formula="of:=[Fluoro.E207]">
            <text:p/>
          </table:table-cell>
          <table:table-cell table:style-name="ce112" table:formula="of:=[Fluoro.F207]">
            <text:p/>
          </table:table-cell>
          <table:table-cell table:style-name="ce129" table:formula="of:=[Fluoro.G207]">
            <text:p/>
          </table:table-cell>
          <table:table-cell table:style-name="ce37" table:formula="of:=[Fluoro.H207]">
            <text:p/>
          </table:table-cell>
          <table:table-cell table:style-name="ce112" table:formula="of:=[Fluoro.I207]">
            <text:p/>
          </table:table-cell>
          <table:table-cell table:style-name="ce129" table:formula="of:=[Fluoro.J207]">
            <text:p/>
          </table:table-cell>
          <table:table-cell table:style-name="ce37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8" table:formula="of:=[Fluoro.E208]">
            <text:p/>
          </table:table-cell>
          <table:table-cell table:style-name="ce111" table:formula="of:=[Fluoro.F208]">
            <text:p/>
          </table:table-cell>
          <table:table-cell table:style-name="ce127" table:formula="of:=[Fluoro.G208]">
            <text:p/>
          </table:table-cell>
          <table:table-cell table:style-name="ce68" table:formula="of:=[Fluoro.H208]">
            <text:p/>
          </table:table-cell>
          <table:table-cell table:style-name="ce111" table:formula="of:=[Fluoro.I208]">
            <text:p/>
          </table:table-cell>
          <table:table-cell table:style-name="ce127" table:formula="of:=[Fluoro.J208]">
            <text:p/>
          </table:table-cell>
          <table:table-cell table:style-name="ce68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69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[Fluoro.G209]">
            <text:p/>
          </table:table-cell>
          <table:table-cell table:style-name="ce69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[Fluoro.J209]">
            <text:p/>
          </table:table-cell>
          <table:table-cell table:style-name="ce69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7" table:formula="of:=[Fluoro.E210]">
            <text:p/>
          </table:table-cell>
          <table:table-cell table:style-name="ce112" table:formula="of:=[Fluoro.F210]">
            <text:p/>
          </table:table-cell>
          <table:table-cell table:style-name="ce129" table:formula="of:=[Fluoro.G210]">
            <text:p/>
          </table:table-cell>
          <table:table-cell table:style-name="ce37" table:formula="of:=[Fluoro.H210]">
            <text:p/>
          </table:table-cell>
          <table:table-cell table:style-name="ce112" table:formula="of:=[Fluoro.I210]">
            <text:p/>
          </table:table-cell>
          <table:table-cell table:style-name="ce129" table:formula="of:=[Fluoro.J210]">
            <text:p/>
          </table:table-cell>
          <table:table-cell table:style-name="ce37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8" table:formula="of:=[Fluoro.E211]">
            <text:p/>
          </table:table-cell>
          <table:table-cell table:style-name="ce111" table:formula="of:=[Fluoro.F211]">
            <text:p/>
          </table:table-cell>
          <table:table-cell table:style-name="ce127" table:formula="of:=[Fluoro.G211]">
            <text:p/>
          </table:table-cell>
          <table:table-cell table:style-name="ce68" table:formula="of:=[Fluoro.H211]">
            <text:p/>
          </table:table-cell>
          <table:table-cell table:style-name="ce111" table:formula="of:=[Fluoro.I211]">
            <text:p/>
          </table:table-cell>
          <table:table-cell table:style-name="ce127" table:formula="of:=[Fluoro.J211]">
            <text:p/>
          </table:table-cell>
          <table:table-cell table:style-name="ce68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69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[Fluoro.G212]">
            <text:p/>
          </table:table-cell>
          <table:table-cell table:style-name="ce69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[Fluoro.J212]">
            <text:p/>
          </table:table-cell>
          <table:table-cell table:style-name="ce69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7" table:formula="of:=[Fluoro.E213]">
            <text:p/>
          </table:table-cell>
          <table:table-cell table:style-name="ce112" table:formula="of:=[Fluoro.F213]">
            <text:p/>
          </table:table-cell>
          <table:table-cell table:style-name="ce129" table:formula="of:=[Fluoro.G213]">
            <text:p/>
          </table:table-cell>
          <table:table-cell table:style-name="ce37" table:formula="of:=[Fluoro.H213]">
            <text:p/>
          </table:table-cell>
          <table:table-cell table:style-name="ce112" table:formula="of:=[Fluoro.I213]">
            <text:p/>
          </table:table-cell>
          <table:table-cell table:style-name="ce129" table:formula="of:=[Fluoro.J213]">
            <text:p/>
          </table:table-cell>
          <table:table-cell table:style-name="ce37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8" table:formula="of:=[Fluoro.E214]">
            <text:p/>
          </table:table-cell>
          <table:table-cell table:style-name="ce111" table:formula="of:=[Fluoro.F214]">
            <text:p/>
          </table:table-cell>
          <table:table-cell table:style-name="ce127" table:formula="of:=[Fluoro.G214]">
            <text:p/>
          </table:table-cell>
          <table:table-cell table:style-name="ce68" table:formula="of:=[Fluoro.H214]">
            <text:p/>
          </table:table-cell>
          <table:table-cell table:style-name="ce111" table:formula="of:=[Fluoro.I214]">
            <text:p/>
          </table:table-cell>
          <table:table-cell table:style-name="ce127" table:formula="of:=[Fluoro.J214]">
            <text:p/>
          </table:table-cell>
          <table:table-cell table:style-name="ce68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69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[Fluoro.G215]">
            <text:p/>
          </table:table-cell>
          <table:table-cell table:style-name="ce69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[Fluoro.J215]">
            <text:p/>
          </table:table-cell>
          <table:table-cell table:style-name="ce69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7" table:formula="of:=[Fluoro.E216]">
            <text:p/>
          </table:table-cell>
          <table:table-cell table:style-name="ce112" table:formula="of:=[Fluoro.F216]">
            <text:p/>
          </table:table-cell>
          <table:table-cell table:style-name="ce129" table:formula="of:=[Fluoro.G216]">
            <text:p/>
          </table:table-cell>
          <table:table-cell table:style-name="ce37" table:formula="of:=[Fluoro.H216]">
            <text:p/>
          </table:table-cell>
          <table:table-cell table:style-name="ce112" table:formula="of:=[Fluoro.I216]">
            <text:p/>
          </table:table-cell>
          <table:table-cell table:style-name="ce129" table:formula="of:=[Fluoro.J216]">
            <text:p/>
          </table:table-cell>
          <table:table-cell table:style-name="ce37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8" table:formula="of:=[Fluoro.E217]">
            <text:p/>
          </table:table-cell>
          <table:table-cell table:style-name="ce111" table:formula="of:=[Fluoro.F217]">
            <text:p/>
          </table:table-cell>
          <table:table-cell table:style-name="ce127" table:formula="of:=[Fluoro.G217]">
            <text:p/>
          </table:table-cell>
          <table:table-cell table:style-name="ce68" table:formula="of:=[Fluoro.H217]">
            <text:p/>
          </table:table-cell>
          <table:table-cell table:style-name="ce111" table:formula="of:=[Fluoro.I217]">
            <text:p/>
          </table:table-cell>
          <table:table-cell table:style-name="ce127" table:formula="of:=[Fluoro.J217]">
            <text:p/>
          </table:table-cell>
          <table:table-cell table:style-name="ce68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69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[Fluoro.G218]">
            <text:p/>
          </table:table-cell>
          <table:table-cell table:style-name="ce69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[Fluoro.J218]">
            <text:p/>
          </table:table-cell>
          <table:table-cell table:style-name="ce69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7" table:formula="of:=[Fluoro.E219]">
            <text:p/>
          </table:table-cell>
          <table:table-cell table:style-name="ce112" table:formula="of:=[Fluoro.F219]">
            <text:p/>
          </table:table-cell>
          <table:table-cell table:style-name="ce129" table:formula="of:=[Fluoro.G219]">
            <text:p/>
          </table:table-cell>
          <table:table-cell table:style-name="ce37" table:formula="of:=[Fluoro.H219]">
            <text:p/>
          </table:table-cell>
          <table:table-cell table:style-name="ce112" table:formula="of:=[Fluoro.I219]">
            <text:p/>
          </table:table-cell>
          <table:table-cell table:style-name="ce129" table:formula="of:=[Fluoro.J219]">
            <text:p/>
          </table:table-cell>
          <table:table-cell table:style-name="ce37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7" table:formula="of:=[Fluoro.E220]">
            <text:p/>
          </table:table-cell>
          <table:table-cell table:style-name="ce113" table:formula="of:=[Fluoro.F220]">
            <text:p/>
          </table:table-cell>
          <table:table-cell table:style-name="ce130" table:formula="of:=[Fluoro.G220]">
            <text:p/>
          </table:table-cell>
          <table:table-cell table:style-name="ce77" table:formula="of:=[Fluoro.H220]">
            <text:p/>
          </table:table-cell>
          <table:table-cell table:style-name="ce113" table:formula="of:=[Fluoro.I220]">
            <text:p/>
          </table:table-cell>
          <table:table-cell table:style-name="ce130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8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D229]" office:value-type="string" office:string-value="Comments:" calcext:value-type="string">
            <text:p>Comments:</text:p>
          </table:table-cell>
          <table:table-cell table:style-name="ce47" table:formula="of:=[Fluoro.E229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79" table:formula="of:=[Fluoro.E23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79" table:formula="of:=[Fluoro.E23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80" table:formula="of:=[Fluoro.G237]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5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81" table:formula="of:=[Fluoro.G238]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5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81" table:formula="of:=[Fluoro.G239]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6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82" table:formula="of:=[Fluoro.G240]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6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82" table:formula="of:=[Fluoro.G241]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4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80" table:formula="of:=[Fluoro.G242]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5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81" table:formula="of:=[Fluoro.G243]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5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81" table:formula="of:=[Fluoro.G244]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5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81" table:formula="of:=[Fluoro.G245]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7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83" table:formula="of:=[Fluoro.G246]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80" table:formula="of:=[Fluoro.G247]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5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81" table:formula="of:=[Fluoro.G248]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5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81" table:formula="of:=[Fluoro.G249]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5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81" table:formula="of:=[Fluoro.G250]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7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83" table:formula="of:=[Fluoro.G251]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D252]" office:value-type="string" office:string-value="Comments:" calcext:value-type="string">
            <text:p>Comments:</text:p>
          </table:table-cell>
          <table:table-cell table:style-name="ce47" table:formula="of:=[Fluoro.E252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/>
          <table:table-cell table:style-name="ce5"/>
          <table:table-cell table:style-name="ce79" table:formula="of:=[Fluoro.E253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79" table:formula="of:=[Fluoro.E254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8"/>
          <table:table-cell table:style-name="ce53" table:number-columns-repeated="2"/>
          <table:table-cell table:style-name="ce132" office:value-type="string" calcext:value-type="string">
            <text:p>Pt Entrance</text:p>
          </table:table-cell>
          <table:table-cell table:style-name="ce53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59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0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6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1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7" table:formula="of:=[Fluoro.C259]" office:value-type="float" office:value="0" calcext:value-type="float">
            <text:p>0.00</text:p>
          </table:covered-table-cell>
          <table:table-cell table:style-name="ce62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260]" office:value-type="string" office:string-value="Comments:" calcext:value-type="string">
            <text:p>Comments:</text:p>
          </table:table-cell>
          <table:table-cell table:style-name="ce47" table:formula="of:=[Fluoro.E260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261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88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3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3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6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6" table:formula="of:=[Fluoro.G270]" office:value-type="string" office:string-value="mGy/min" calcext:value-type="string">
            <text:p>mGy/min</text:p>
          </table:table-cell>
          <table:table-cell table:style-name="ce76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6" table:formula="of:=[Fluoro.J270]" office:value-type="string" office:string-value="mGy/min" calcext:value-type="string">
            <text:p>mGy/min</text:p>
          </table:table-cell>
          <table:table-cell table:style-name="ce76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8" table:formula="of:=[Fluoro.E271]">
            <text:p/>
          </table:table-cell>
          <table:table-cell table:style-name="ce111" table:formula="of:=[Fluoro.F271]">
            <text:p/>
          </table:table-cell>
          <table:table-cell table:style-name="ce127" table:formula="of:=[Fluoro.G271]">
            <text:p/>
          </table:table-cell>
          <table:table-cell table:style-name="ce68" table:formula="of:=[Fluoro.H271]">
            <text:p/>
          </table:table-cell>
          <table:table-cell table:style-name="ce111" table:formula="of:=[Fluoro.I271]">
            <text:p/>
          </table:table-cell>
          <table:table-cell table:style-name="ce127" table:formula="of:=[Fluoro.J271]">
            <text:p/>
          </table:table-cell>
          <table:table-cell table:style-name="ce68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69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[Fluoro.G272]">
            <text:p/>
          </table:table-cell>
          <table:table-cell table:style-name="ce69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[Fluoro.J272]">
            <text:p/>
          </table:table-cell>
          <table:table-cell table:style-name="ce69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7" table:formula="of:=[Fluoro.E273]">
            <text:p/>
          </table:table-cell>
          <table:table-cell table:style-name="ce112" table:formula="of:=[Fluoro.F273]">
            <text:p/>
          </table:table-cell>
          <table:table-cell table:style-name="ce129" table:formula="of:=[Fluoro.G273]">
            <text:p/>
          </table:table-cell>
          <table:table-cell table:style-name="ce37" table:formula="of:=[Fluoro.H273]">
            <text:p/>
          </table:table-cell>
          <table:table-cell table:style-name="ce112" table:formula="of:=[Fluoro.I273]">
            <text:p/>
          </table:table-cell>
          <table:table-cell table:style-name="ce129" table:formula="of:=[Fluoro.J273]">
            <text:p/>
          </table:table-cell>
          <table:table-cell table:style-name="ce37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8" table:formula="of:=[Fluoro.E274]">
            <text:p/>
          </table:table-cell>
          <table:table-cell table:style-name="ce111" table:formula="of:=[Fluoro.F274]">
            <text:p/>
          </table:table-cell>
          <table:table-cell table:style-name="ce127" table:formula="of:=[Fluoro.G274]">
            <text:p/>
          </table:table-cell>
          <table:table-cell table:style-name="ce68" table:formula="of:=[Fluoro.H274]">
            <text:p/>
          </table:table-cell>
          <table:table-cell table:style-name="ce111" table:formula="of:=[Fluoro.I274]">
            <text:p/>
          </table:table-cell>
          <table:table-cell table:style-name="ce127" table:formula="of:=[Fluoro.J274]">
            <text:p/>
          </table:table-cell>
          <table:table-cell table:style-name="ce68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69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[Fluoro.G275]">
            <text:p/>
          </table:table-cell>
          <table:table-cell table:style-name="ce69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[Fluoro.J275]">
            <text:p/>
          </table:table-cell>
          <table:table-cell table:style-name="ce69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7" table:formula="of:=[Fluoro.E276]">
            <text:p/>
          </table:table-cell>
          <table:table-cell table:style-name="ce112" table:formula="of:=[Fluoro.F276]">
            <text:p/>
          </table:table-cell>
          <table:table-cell table:style-name="ce129" table:formula="of:=[Fluoro.G276]">
            <text:p/>
          </table:table-cell>
          <table:table-cell table:style-name="ce37" table:formula="of:=[Fluoro.H276]">
            <text:p/>
          </table:table-cell>
          <table:table-cell table:style-name="ce112" table:formula="of:=[Fluoro.I276]">
            <text:p/>
          </table:table-cell>
          <table:table-cell table:style-name="ce129" table:formula="of:=[Fluoro.J276]">
            <text:p/>
          </table:table-cell>
          <table:table-cell table:style-name="ce37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8" table:formula="of:=[Fluoro.E277]">
            <text:p/>
          </table:table-cell>
          <table:table-cell table:style-name="ce111" table:formula="of:=[Fluoro.F277]">
            <text:p/>
          </table:table-cell>
          <table:table-cell table:style-name="ce127" table:formula="of:=[Fluoro.G277]">
            <text:p/>
          </table:table-cell>
          <table:table-cell table:style-name="ce68" table:formula="of:=[Fluoro.H277]">
            <text:p/>
          </table:table-cell>
          <table:table-cell table:style-name="ce111" table:formula="of:=[Fluoro.I277]">
            <text:p/>
          </table:table-cell>
          <table:table-cell table:style-name="ce127" table:formula="of:=[Fluoro.J277]">
            <text:p/>
          </table:table-cell>
          <table:table-cell table:style-name="ce68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69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[Fluoro.G278]">
            <text:p/>
          </table:table-cell>
          <table:table-cell table:style-name="ce69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[Fluoro.J278]">
            <text:p/>
          </table:table-cell>
          <table:table-cell table:style-name="ce69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7" table:formula="of:=[Fluoro.E279]">
            <text:p/>
          </table:table-cell>
          <table:table-cell table:style-name="ce112" table:formula="of:=[Fluoro.F279]">
            <text:p/>
          </table:table-cell>
          <table:table-cell table:style-name="ce129" table:formula="of:=[Fluoro.G279]">
            <text:p/>
          </table:table-cell>
          <table:table-cell table:style-name="ce37" table:formula="of:=[Fluoro.H279]">
            <text:p/>
          </table:table-cell>
          <table:table-cell table:style-name="ce112" table:formula="of:=[Fluoro.I279]">
            <text:p/>
          </table:table-cell>
          <table:table-cell table:style-name="ce129" table:formula="of:=[Fluoro.J279]">
            <text:p/>
          </table:table-cell>
          <table:table-cell table:style-name="ce37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8" table:formula="of:=[Fluoro.E280]">
            <text:p/>
          </table:table-cell>
          <table:table-cell table:style-name="ce111" table:formula="of:=[Fluoro.F280]">
            <text:p/>
          </table:table-cell>
          <table:table-cell table:style-name="ce127" table:formula="of:=[Fluoro.G280]">
            <text:p/>
          </table:table-cell>
          <table:table-cell table:style-name="ce68" table:formula="of:=[Fluoro.H280]">
            <text:p/>
          </table:table-cell>
          <table:table-cell table:style-name="ce111" table:formula="of:=[Fluoro.I280]">
            <text:p/>
          </table:table-cell>
          <table:table-cell table:style-name="ce127" table:formula="of:=[Fluoro.J280]">
            <text:p/>
          </table:table-cell>
          <table:table-cell table:style-name="ce68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69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[Fluoro.G281]">
            <text:p/>
          </table:table-cell>
          <table:table-cell table:style-name="ce69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[Fluoro.J281]">
            <text:p/>
          </table:table-cell>
          <table:table-cell table:style-name="ce69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7" table:formula="of:=[Fluoro.E282]">
            <text:p/>
          </table:table-cell>
          <table:table-cell table:style-name="ce112" table:formula="of:=[Fluoro.F282]">
            <text:p/>
          </table:table-cell>
          <table:table-cell table:style-name="ce129" table:formula="of:=[Fluoro.G282]">
            <text:p/>
          </table:table-cell>
          <table:table-cell table:style-name="ce37" table:formula="of:=[Fluoro.H282]">
            <text:p/>
          </table:table-cell>
          <table:table-cell table:style-name="ce112" table:formula="of:=[Fluoro.I282]">
            <text:p/>
          </table:table-cell>
          <table:table-cell table:style-name="ce129" table:formula="of:=[Fluoro.J282]">
            <text:p/>
          </table:table-cell>
          <table:table-cell table:style-name="ce37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8" table:formula="of:=[Fluoro.E283]">
            <text:p/>
          </table:table-cell>
          <table:table-cell table:style-name="ce111" table:formula="of:=[Fluoro.F283]">
            <text:p/>
          </table:table-cell>
          <table:table-cell table:style-name="ce127" table:formula="of:=[Fluoro.G283]">
            <text:p/>
          </table:table-cell>
          <table:table-cell table:style-name="ce68" table:formula="of:=[Fluoro.H283]">
            <text:p/>
          </table:table-cell>
          <table:table-cell table:style-name="ce111" table:formula="of:=[Fluoro.I283]">
            <text:p/>
          </table:table-cell>
          <table:table-cell table:style-name="ce127" table:formula="of:=[Fluoro.J283]">
            <text:p/>
          </table:table-cell>
          <table:table-cell table:style-name="ce68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69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[Fluoro.G284]">
            <text:p/>
          </table:table-cell>
          <table:table-cell table:style-name="ce69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[Fluoro.J284]">
            <text:p/>
          </table:table-cell>
          <table:table-cell table:style-name="ce69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7" table:formula="of:=[Fluoro.E285]">
            <text:p/>
          </table:table-cell>
          <table:table-cell table:style-name="ce112" table:formula="of:=[Fluoro.F285]">
            <text:p/>
          </table:table-cell>
          <table:table-cell table:style-name="ce129" table:formula="of:=[Fluoro.G285]">
            <text:p/>
          </table:table-cell>
          <table:table-cell table:style-name="ce37" table:formula="of:=[Fluoro.H285]">
            <text:p/>
          </table:table-cell>
          <table:table-cell table:style-name="ce112" table:formula="of:=[Fluoro.I285]">
            <text:p/>
          </table:table-cell>
          <table:table-cell table:style-name="ce129" table:formula="of:=[Fluoro.J285]">
            <text:p/>
          </table:table-cell>
          <table:table-cell table:style-name="ce37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7" table:formula="of:=[Fluoro.E286]">
            <text:p/>
          </table:table-cell>
          <table:table-cell table:style-name="ce113" table:formula="of:=[Fluoro.F286]">
            <text:p/>
          </table:table-cell>
          <table:table-cell table:style-name="ce130" table:formula="of:=[Fluoro.G286]">
            <text:p/>
          </table:table-cell>
          <table:table-cell table:style-name="ce77" table:formula="of:=[Fluoro.H286]">
            <text:p/>
          </table:table-cell>
          <table:table-cell table:style-name="ce113" table:formula="of:=[Fluoro.I286]">
            <text:p/>
          </table:table-cell>
          <table:table-cell table:style-name="ce130" table:formula="of:=[Fluoro.J286]">
            <text:p/>
          </table:table-cell>
          <table:table-cell table:style-name="ce77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D288]" office:value-type="string" office:string-value="Comments:" calcext:value-type="string">
            <text:p>Comments:</text:p>
          </table:table-cell>
          <table:table-cell table:style-name="ce47" table:formula="of:=[Fluoro.E288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79" table:formula="of:=[Fluoro.E289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79" table:formula="of:=[Fluoro.E290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8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3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80" table:formula="of:=[Fluoro.G300]">
            <text:p/>
          </table:table-cell>
          <table:table-cell table:style-name="ce80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5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81" table:formula="of:=[Fluoro.G301]">
            <text:p/>
          </table:table-cell>
          <table:table-cell table:style-name="ce81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5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81" table:formula="of:=[Fluoro.G302]">
            <text:p/>
          </table:table-cell>
          <table:table-cell table:style-name="ce81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6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82" table:formula="of:=[Fluoro.G303]">
            <text:p/>
          </table:table-cell>
          <table:table-cell table:style-name="ce82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6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82" table:formula="of:=[Fluoro.G304]">
            <text:p/>
          </table:table-cell>
          <table:table-cell table:style-name="ce82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4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80" table:formula="of:=[Fluoro.G305]">
            <text:p/>
          </table:table-cell>
          <table:table-cell table:style-name="ce80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5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81" table:formula="of:=[Fluoro.G306]">
            <text:p/>
          </table:table-cell>
          <table:table-cell table:style-name="ce81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5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81" table:formula="of:=[Fluoro.G307]">
            <text:p/>
          </table:table-cell>
          <table:table-cell table:style-name="ce81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5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81" table:formula="of:=[Fluoro.G308]">
            <text:p/>
          </table:table-cell>
          <table:table-cell table:style-name="ce81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7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83" table:formula="of:=[Fluoro.G309]">
            <text:p/>
          </table:table-cell>
          <table:table-cell table:style-name="ce83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80" table:formula="of:=[Fluoro.G310]">
            <text:p/>
          </table:table-cell>
          <table:table-cell table:style-name="ce80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5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81" table:formula="of:=[Fluoro.G311]">
            <text:p/>
          </table:table-cell>
          <table:table-cell table:style-name="ce81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5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81" table:formula="of:=[Fluoro.G312]">
            <text:p/>
          </table:table-cell>
          <table:table-cell table:style-name="ce81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5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81" table:formula="of:=[Fluoro.G313]">
            <text:p/>
          </table:table-cell>
          <table:table-cell table:style-name="ce81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7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83" table:formula="of:=[Fluoro.G314]">
            <text:p/>
          </table:table-cell>
          <table:table-cell table:style-name="ce83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D315]" office:value-type="string" office:string-value="Comments:" calcext:value-type="string">
            <text:p>Comments:</text:p>
          </table:table-cell>
          <table:table-cell table:style-name="ce47" table:formula="of:=[Fluoro.E315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6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79" table:formula="of:=[Fluoro.E31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5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1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7" table:formula="of:=[Fluoro.C323]" office:value-type="float" office:value="0" calcext:value-type="float">
            <text:p>0.00</text:p>
          </table:covered-table-cell>
          <table:table-cell table:style-name="ce62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D326]" office:value-type="string" office:string-value="Comments:" calcext:value-type="string">
            <text:p>Comments:</text:p>
          </table:table-cell>
          <table:table-cell table:style-name="ce47" table:formula="of:=[Fluoro.E326]">
            <text:p/>
          </table:table-cell>
          <table:table-cell table:style-name="ce115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79" table:formula="of:=[Fluoro.E327]">
            <text:p/>
          </table:table-cell>
          <table:table-cell table:style-name="ce116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1" table:formula="of:=[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115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398"/>
        <table:table-row table:style-name="ro5">
          <table:table-cell table:style-name="ce396" office:value-type="string" calcext:value-type="string" table:number-columns-spanned="2" table:number-rows-spanned="1">
            <text:p>Leeds MS</text:p>
          </table:table-cell>
          <table:covered-table-cell table:style-name="ce399"/>
          <table:table-cell table:number-columns-repeated="11"/>
          <table:table-cell table:style-name="ce5"/>
          <table:table-cell table:style-name="ce404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4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" calcext:value-type="float">
            <text:p>1</text:p>
          </table:table-cell>
          <table:table-cell table:style-name="ce399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" calcext:value-type="float">
            <text:p>2</text:p>
          </table:table-cell>
          <table:table-cell table:style-name="ce399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" calcext:value-type="float">
            <text:p>3</text:p>
          </table:table-cell>
          <table:table-cell table:style-name="ce399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" calcext:value-type="float">
            <text:p>4</text:p>
          </table:table-cell>
          <table:table-cell table:style-name="ce399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6" office:value-type="string" calcext:value-type="string" table:number-columns-spanned="2" table:number-rows-spanned="1">
            <text:p>Huttner Grating</text:p>
          </table:table-cell>
          <table:covered-table-cell table:style-name="ce399"/>
          <table:table-cell/>
          <table:table-cell table:style-name="ce399" office:value-type="string" calcext:value-type="string">
            <text:p>Leeds N3</text:p>
          </table:table-cell>
          <table:table-cell table:style-name="ce399"/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style-name="ce402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1" calcext:value-type="float">
            <text:p>1.1</text:p>
          </table:table-cell>
          <table:table-cell table:style-name="ce406" office:value-type="float" office:value="0.5" calcext:value-type="float">
            <text:p>0.50</text:p>
          </table:table-cell>
          <table:table-cell/>
          <table:table-cell table:style-name="ce397" office:value-type="float" office:value="1" calcext:value-type="float">
            <text:p>1</text:p>
          </table:table-cell>
          <table:table-cell table:style-name="ce411" table:formula="of:=HLOOKUP([$Fluoro.$V$253];[.$F$7:.$I$26];[.D8]+1)" office:value-type="float" office:value="0.167" calcext:value-type="float">
            <text:p>0.1670</text:p>
          </table:table-cell>
          <table:table-cell table:style-name="ce411" office:value-type="float" office:value="0.188" calcext:value-type="float">
            <text:p>0.18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9" calcext:value-type="float">
            <text:p>0.1490</text:p>
          </table:table-cell>
          <table:table-cell table:style-name="ce411" office:value-type="float" office:value="0.135" calcext:value-type="float">
            <text:p>0.1350</text:p>
          </table:table-cell>
          <table:table-cell table:style-name="ce411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2" calcext:value-type="float">
            <text:p>1.2</text:p>
          </table:table-cell>
          <table:table-cell table:style-name="ce406" office:value-type="float" office:value="0.56" calcext:value-type="float">
            <text:p>0.56</text:p>
          </table:table-cell>
          <table:table-cell/>
          <table:table-cell table:style-name="ce397" office:value-type="float" office:value="2" calcext:value-type="float">
            <text:p>2</text:p>
          </table:table-cell>
          <table:table-cell table:style-name="ce411" table:formula="of:=HLOOKUP([$Fluoro.$V$253];[.$F$7:.$I$26];[.D9]+1)" office:value-type="float" office:value="0.148" calcext:value-type="float">
            <text:p>0.14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8" calcext:value-type="float">
            <text:p>0.1480</text:p>
          </table:table-cell>
          <table:table-cell table:style-name="ce411" office:value-type="float" office:value="0.132" calcext:value-type="float">
            <text:p>0.1320</text:p>
          </table:table-cell>
          <table:table-cell table:style-name="ce411" office:value-type="float" office:value="0.12" calcext:value-type="float">
            <text:p>0.1200</text:p>
          </table:table-cell>
          <table:table-cell table:style-name="ce411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3" calcext:value-type="float">
            <text:p>1.3</text:p>
          </table:table-cell>
          <table:table-cell table:style-name="ce406" office:value-type="float" office:value="0.63" calcext:value-type="float">
            <text:p>0.63</text:p>
          </table:table-cell>
          <table:table-cell/>
          <table:table-cell table:style-name="ce397" office:value-type="float" office:value="3" calcext:value-type="float">
            <text:p>3</text:p>
          </table:table-cell>
          <table:table-cell table:style-name="ce411" table:formula="of:=HLOOKUP([$Fluoro.$V$253];[.$F$7:.$I$26];[.D10]+1)" office:value-type="float" office:value="0.128" calcext:value-type="float">
            <text:p>0.1280</text:p>
          </table:table-cell>
          <table:table-cell table:style-name="ce411" office:value-type="float" office:value="0.145" calcext:value-type="float">
            <text:p>0.1450</text:p>
          </table:table-cell>
          <table:table-cell table:style-name="ce411" office:value-type="float" office:value="0.128" calcext:value-type="float">
            <text:p>0.1280</text:p>
          </table:table-cell>
          <table:table-cell table:style-name="ce411" office:value-type="float" office:value="0.114" calcext:value-type="float">
            <text:p>0.1140</text:p>
          </table:table-cell>
          <table:table-cell table:style-name="ce411" office:value-type="float" office:value="0.104" calcext:value-type="float">
            <text:p>0.1040</text:p>
          </table:table-cell>
          <table:table-cell table:style-name="ce411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1" calcext:value-type="float">
            <text:p>2.1</text:p>
          </table:table-cell>
          <table:table-cell table:style-name="ce406" office:value-type="float" office:value="0.71" calcext:value-type="float">
            <text:p>0.71</text:p>
          </table:table-cell>
          <table:table-cell/>
          <table:table-cell table:style-name="ce397" office:value-type="float" office:value="4" calcext:value-type="float">
            <text:p>4</text:p>
          </table:table-cell>
          <table:table-cell table:style-name="ce411" table:formula="of:=HLOOKUP([$Fluoro.$V$253];[.$F$7:.$I$26];[.D11]+1)" office:value-type="float" office:value="0.109" calcext:value-type="float">
            <text:p>0.1090</text:p>
          </table:table-cell>
          <table:table-cell table:style-name="ce411" office:value-type="float" office:value="0.124" calcext:value-type="float">
            <text:p>0.1240</text:p>
          </table:table-cell>
          <table:table-cell table:style-name="ce411" office:value-type="float" office:value="0.109" calcext:value-type="float">
            <text:p>0.1090</text:p>
          </table:table-cell>
          <table:table-cell table:style-name="ce411" office:value-type="float" office:value="0.097" calcext:value-type="float">
            <text:p>0.0970</text:p>
          </table:table-cell>
          <table:table-cell table:style-name="ce411" office:value-type="float" office:value="0.088" calcext:value-type="float">
            <text:p>0.0880</text:p>
          </table:table-cell>
          <table:table-cell table:style-name="ce411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2" calcext:value-type="float">
            <text:p>2.2</text:p>
          </table:table-cell>
          <table:table-cell table:style-name="ce406" office:value-type="float" office:value="0.8" calcext:value-type="float">
            <text:p>0.80</text:p>
          </table:table-cell>
          <table:table-cell/>
          <table:table-cell table:style-name="ce397" office:value-type="float" office:value="5" calcext:value-type="float">
            <text:p>5</text:p>
          </table:table-cell>
          <table:table-cell table:style-name="ce411" table:formula="of:=HLOOKUP([$Fluoro.$V$253];[.$F$7:.$I$26];[.D12]+1)" office:value-type="float" office:value="0.0876" calcext:value-type="float">
            <text:p>0.0876</text:p>
          </table:table-cell>
          <table:table-cell table:style-name="ce411" office:value-type="float" office:value="0.0993" calcext:value-type="float">
            <text:p>0.0993</text:p>
          </table:table-cell>
          <table:table-cell table:style-name="ce411" office:value-type="float" office:value="0.0876" calcext:value-type="float">
            <text:p>0.0876</text:p>
          </table:table-cell>
          <table:table-cell table:style-name="ce411" office:value-type="float" office:value="0.078" calcext:value-type="float">
            <text:p>0.0780</text:p>
          </table:table-cell>
          <table:table-cell table:style-name="ce411" office:value-type="float" office:value="0.0705" calcext:value-type="float">
            <text:p>0.0705</text:p>
          </table:table-cell>
          <table:table-cell table:style-name="ce411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3" calcext:value-type="float">
            <text:p>2.3</text:p>
          </table:table-cell>
          <table:table-cell table:style-name="ce406" office:value-type="float" office:value="0.9" calcext:value-type="float">
            <text:p>0.90</text:p>
          </table:table-cell>
          <table:table-cell/>
          <table:table-cell table:style-name="ce397" office:value-type="float" office:value="6" calcext:value-type="float">
            <text:p>6</text:p>
          </table:table-cell>
          <table:table-cell table:style-name="ce411" table:formula="of:=HLOOKUP([$Fluoro.$V$253];[.$F$7:.$I$26];[.D13]+1)" office:value-type="float" office:value="0.0749" calcext:value-type="float">
            <text:p>0.0749</text:p>
          </table:table-cell>
          <table:table-cell table:style-name="ce411" office:value-type="float" office:value="0.0847" calcext:value-type="float">
            <text:p>0.0847</text:p>
          </table:table-cell>
          <table:table-cell table:style-name="ce411" office:value-type="float" office:value="0.0749" calcext:value-type="float">
            <text:p>0.0749</text:p>
          </table:table-cell>
          <table:table-cell table:style-name="ce411" office:value-type="float" office:value="0.067" calcext:value-type="float">
            <text:p>0.0670</text:p>
          </table:table-cell>
          <table:table-cell table:style-name="ce411" office:value-type="float" office:value="0.0609" calcext:value-type="float">
            <text:p>0.0609</text:p>
          </table:table-cell>
          <table:table-cell table:style-name="ce411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1" calcext:value-type="float">
            <text:p>3.1</text:p>
          </table:table-cell>
          <table:table-cell table:style-name="ce406" office:value-type="float" office:value="1" calcext:value-type="float">
            <text:p>1.00</text:p>
          </table:table-cell>
          <table:table-cell/>
          <table:table-cell table:style-name="ce397" office:value-type="float" office:value="7" calcext:value-type="float">
            <text:p>7</text:p>
          </table:table-cell>
          <table:table-cell table:style-name="ce411" table:formula="of:=HLOOKUP([$Fluoro.$V$253];[.$F$7:.$I$26];[.D14]+1)" office:value-type="float" office:value="0.0674" calcext:value-type="float">
            <text:p>0.0674</text:p>
          </table:table-cell>
          <table:table-cell table:style-name="ce411" office:value-type="float" office:value="0.0766" calcext:value-type="float">
            <text:p>0.0766</text:p>
          </table:table-cell>
          <table:table-cell table:style-name="ce411" office:value-type="float" office:value="0.0674" calcext:value-type="float">
            <text:p>0.0674</text:p>
          </table:table-cell>
          <table:table-cell table:style-name="ce411" office:value-type="float" office:value="0.0599" calcext:value-type="float">
            <text:p>0.0599</text:p>
          </table:table-cell>
          <table:table-cell table:style-name="ce411" office:value-type="float" office:value="0.0542" calcext:value-type="float">
            <text:p>0.0542</text:p>
          </table:table-cell>
          <table:table-cell table:style-name="ce411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2" calcext:value-type="float">
            <text:p>3.2</text:p>
          </table:table-cell>
          <table:table-cell table:style-name="ce406" office:value-type="float" office:value="1.12" calcext:value-type="float">
            <text:p>1.12</text:p>
          </table:table-cell>
          <table:table-cell/>
          <table:table-cell table:style-name="ce397" office:value-type="float" office:value="8" calcext:value-type="float">
            <text:p>8</text:p>
          </table:table-cell>
          <table:table-cell table:style-name="ce411" table:formula="of:=HLOOKUP([$Fluoro.$V$253];[.$F$7:.$I$26];[.D15]+1)" office:value-type="float" office:value="0.0525" calcext:value-type="float">
            <text:p>0.0525</text:p>
          </table:table-cell>
          <table:table-cell table:style-name="ce411" office:value-type="float" office:value="0.0593" calcext:value-type="float">
            <text:p>0.0593</text:p>
          </table:table-cell>
          <table:table-cell table:style-name="ce411" office:value-type="float" office:value="0.0525" calcext:value-type="float">
            <text:p>0.0525</text:p>
          </table:table-cell>
          <table:table-cell table:style-name="ce411" office:value-type="float" office:value="0.047" calcext:value-type="float">
            <text:p>0.0470</text:p>
          </table:table-cell>
          <table:table-cell table:style-name="ce411" office:value-type="float" office:value="0.0427" calcext:value-type="float">
            <text:p>0.0427</text:p>
          </table:table-cell>
          <table:table-cell table:style-name="ce411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3" calcext:value-type="float">
            <text:p>3.3</text:p>
          </table:table-cell>
          <table:table-cell table:style-name="ce406" office:value-type="float" office:value="1.25" calcext:value-type="float">
            <text:p>1.25</text:p>
          </table:table-cell>
          <table:table-cell/>
          <table:table-cell table:style-name="ce397" office:value-type="float" office:value="9" calcext:value-type="float">
            <text:p>9</text:p>
          </table:table-cell>
          <table:table-cell table:style-name="ce411" table:formula="of:=HLOOKUP([$Fluoro.$V$253];[.$F$7:.$I$26];[.D16]+1)" office:value-type="float" office:value="0.045" calcext:value-type="float">
            <text:p>0.0450</text:p>
          </table:table-cell>
          <table:table-cell table:style-name="ce411" office:value-type="float" office:value="0.0512" calcext:value-type="float">
            <text:p>0.0512</text:p>
          </table:table-cell>
          <table:table-cell table:style-name="ce411" office:value-type="float" office:value="0.045" calcext:value-type="float">
            <text:p>0.0450</text:p>
          </table:table-cell>
          <table:table-cell table:style-name="ce411" office:value-type="float" office:value="0.0399" calcext:value-type="float">
            <text:p>0.0399</text:p>
          </table:table-cell>
          <table:table-cell table:style-name="ce411" office:value-type="float" office:value="0.036" calcext:value-type="float">
            <text:p>0.0360</text:p>
          </table:table-cell>
          <table:table-cell table:style-name="ce411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1" calcext:value-type="float">
            <text:p>4.1</text:p>
          </table:table-cell>
          <table:table-cell table:style-name="ce406" office:value-type="float" office:value="1.4" calcext:value-type="float">
            <text:p>1.40</text:p>
          </table:table-cell>
          <table:table-cell/>
          <table:table-cell table:style-name="ce397" office:value-type="float" office:value="10" calcext:value-type="float">
            <text:p>10</text:p>
          </table:table-cell>
          <table:table-cell table:style-name="ce411" table:formula="of:=HLOOKUP([$Fluoro.$V$253];[.$F$7:.$I$26];[.D17]+1)" office:value-type="float" office:value="0.0371" calcext:value-type="float">
            <text:p>0.0371</text:p>
          </table:table-cell>
          <table:table-cell table:style-name="ce411" office:value-type="float" office:value="0.04" calcext:value-type="float">
            <text:p>0.0400</text:p>
          </table:table-cell>
          <table:table-cell table:style-name="ce411" office:value-type="float" office:value="0.0371" calcext:value-type="float">
            <text:p>0.0371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9" calcext:value-type="float">
            <text:p>0.0329</text:p>
          </table:table-cell>
          <table:table-cell table:style-name="ce411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2" calcext:value-type="float">
            <text:p>4.2</text:p>
          </table:table-cell>
          <table:table-cell table:style-name="ce406" office:value-type="float" office:value="1.6" calcext:value-type="float">
            <text:p>1.60</text:p>
          </table:table-cell>
          <table:table-cell/>
          <table:table-cell table:style-name="ce397" office:value-type="float" office:value="11" calcext:value-type="float">
            <text:p>11</text:p>
          </table:table-cell>
          <table:table-cell table:style-name="ce411" table:formula="of:=HLOOKUP([$Fluoro.$V$253];[.$F$7:.$I$26];[.D18]+1)" office:value-type="float" office:value="0.0322" calcext:value-type="float">
            <text:p>0.0322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2" calcext:value-type="float">
            <text:p>0.0322</text:p>
          </table:table-cell>
          <table:table-cell table:style-name="ce411" office:value-type="float" office:value="0.0301" calcext:value-type="float">
            <text:p>0.0301</text:p>
          </table:table-cell>
          <table:table-cell table:style-name="ce411" office:value-type="float" office:value="0.0285" calcext:value-type="float">
            <text:p>0.0285</text:p>
          </table:table-cell>
          <table:table-cell table:style-name="ce411" office:value-type="float" office:value="0.033" calcext:value-type="float">
            <text:p>0.0330</text:p>
          </table:table-cell>
          <table:table-cell table:number-columns-repeated="3"/>
          <table:table-cell table:style-name="ce414" office:value-type="string" calcext:value-type="string">
            <text:p>Max</text:p>
          </table:table-cell>
          <table:table-cell table:style-name="ce116" table:formula="of:=IF([Fluoro.Q124]=&quot;&quot;;NA();[Fluoro.Q124])" office:value-type="string" office:string-value="" calcext:value-type="error">
            <text:p>#N/A</text:p>
          </table:table-cell>
          <table:table-cell table:style-name="ce116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Q156]=&quot;&quot;;NA();[Fluoro.Q156])" office:value-type="string" office:string-value="" calcext:value-type="error">
            <text:p>#N/A</text:p>
          </table:table-cell>
          <table:table-cell table:style-name="ce116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3" calcext:value-type="float">
            <text:p>4.3</text:p>
          </table:table-cell>
          <table:table-cell table:style-name="ce406" office:value-type="float" office:value="1.8" calcext:value-type="float">
            <text:p>1.80</text:p>
          </table:table-cell>
          <table:table-cell/>
          <table:table-cell table:style-name="ce397" office:value-type="float" office:value="12" calcext:value-type="float">
            <text:p>12</text:p>
          </table:table-cell>
          <table:table-cell table:style-name="ce411" table:formula="of:=HLOOKUP([$Fluoro.$V$253];[.$F$7:.$I$26];[.D19]+1)" office:value-type="float" office:value="0.0246" calcext:value-type="float">
            <text:p>0.0246</text:p>
          </table:table-cell>
          <table:table-cell table:style-name="ce411" office:value-type="float" office:value="0.0269" calcext:value-type="float">
            <text:p>0.0269</text:p>
          </table:table-cell>
          <table:table-cell table:style-name="ce411" office:value-type="float" office:value="0.0246" calcext:value-type="float">
            <text:p>0.0246</text:p>
          </table:table-cell>
          <table:table-cell table:style-name="ce411" office:value-type="float" office:value="0.0233" calcext:value-type="float">
            <text:p>0.0233</text:p>
          </table:table-cell>
          <table:table-cell table:style-name="ce411" office:value-type="float" office:value="0.022" calcext:value-type="float">
            <text:p>0.0220</text:p>
          </table:table-cell>
          <table:table-cell table:style-name="ce411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1" calcext:value-type="float">
            <text:p>5.1</text:p>
          </table:table-cell>
          <table:table-cell table:style-name="ce406" office:value-type="float" office:value="2" calcext:value-type="float">
            <text:p>2.00</text:p>
          </table:table-cell>
          <table:table-cell/>
          <table:table-cell table:style-name="ce397" office:value-type="float" office:value="13" calcext:value-type="float">
            <text:p>13</text:p>
          </table:table-cell>
          <table:table-cell table:style-name="ce411" table:formula="of:=HLOOKUP([$Fluoro.$V$253];[.$F$7:.$I$26];[.D20]+1)" office:value-type="float" office:value="0.0215" calcext:value-type="float">
            <text:p>0.0215</text:p>
          </table:table-cell>
          <table:table-cell table:style-name="ce411" office:value-type="float" office:value="0.0232" calcext:value-type="float">
            <text:p>0.0232</text:p>
          </table:table-cell>
          <table:table-cell table:style-name="ce411" office:value-type="float" office:value="0.0215" calcext:value-type="float">
            <text:p>0.0215</text:p>
          </table:table-cell>
          <table:table-cell table:style-name="ce411" office:value-type="float" office:value="0.0201" calcext:value-type="float">
            <text:p>0.0201</text:p>
          </table:table-cell>
          <table:table-cell table:style-name="ce411" office:value-type="float" office:value="0.019" calcext:value-type="float">
            <text:p>0.0190</text:p>
          </table:table-cell>
          <table:table-cell table:style-name="ce411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2" calcext:value-type="float">
            <text:p>5.2</text:p>
          </table:table-cell>
          <table:table-cell table:style-name="ce406" office:value-type="float" office:value="2.24" calcext:value-type="float">
            <text:p>2.24</text:p>
          </table:table-cell>
          <table:table-cell/>
          <table:table-cell table:style-name="ce397" office:value-type="float" office:value="14" calcext:value-type="float">
            <text:p>14</text:p>
          </table:table-cell>
          <table:table-cell table:style-name="ce411" table:formula="of:=HLOOKUP([$Fluoro.$V$253];[.$F$7:.$I$26];[.D21]+1)" office:value-type="float" office:value="0.0172" calcext:value-type="float">
            <text:p>0.0172</text:p>
          </table:table-cell>
          <table:table-cell table:style-name="ce411" office:value-type="float" office:value="0.0186" calcext:value-type="float">
            <text:p>0.0186</text:p>
          </table:table-cell>
          <table:table-cell table:style-name="ce411" office:value-type="float" office:value="0.0172" calcext:value-type="float">
            <text:p>0.0172</text:p>
          </table:table-cell>
          <table:table-cell table:style-name="ce411" office:value-type="float" office:value="0.0161" calcext:value-type="float">
            <text:p>0.0161</text:p>
          </table:table-cell>
          <table:table-cell table:style-name="ce411" office:value-type="float" office:value="0.0153" calcext:value-type="float">
            <text:p>0.0153</text:p>
          </table:table-cell>
          <table:table-cell table:style-name="ce411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3" calcext:value-type="float">
            <text:p>5.3</text:p>
          </table:table-cell>
          <table:table-cell table:style-name="ce406" office:value-type="float" office:value="2.5" calcext:value-type="float">
            <text:p>2.50</text:p>
          </table:table-cell>
          <table:table-cell/>
          <table:table-cell table:style-name="ce397" office:value-type="float" office:value="15" calcext:value-type="float">
            <text:p>15</text:p>
          </table:table-cell>
          <table:table-cell table:style-name="ce411" table:formula="of:=HLOOKUP([$Fluoro.$V$253];[.$F$7:.$I$26];[.D22]+1)" office:value-type="float" office:value="0.0155" calcext:value-type="float">
            <text:p>0.0155</text:p>
          </table:table-cell>
          <table:table-cell table:style-name="ce411" office:value-type="float" office:value="0.0168" calcext:value-type="float">
            <text:p>0.0168</text:p>
          </table:table-cell>
          <table:table-cell table:style-name="ce411" office:value-type="float" office:value="0.0155" calcext:value-type="float">
            <text:p>0.0155</text:p>
          </table:table-cell>
          <table:table-cell table:style-name="ce411" office:value-type="float" office:value="0.0145" calcext:value-type="float">
            <text:p>0.0145</text:p>
          </table:table-cell>
          <table:table-cell table:style-name="ce411" office:value-type="float" office:value="0.0138" calcext:value-type="float">
            <text:p>0.0138</text:p>
          </table:table-cell>
          <table:table-cell table:style-name="ce411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1" calcext:value-type="float">
            <text:p>6.1</text:p>
          </table:table-cell>
          <table:table-cell table:style-name="ce406" office:value-type="float" office:value="2.8" calcext:value-type="float">
            <text:p>2.80</text:p>
          </table:table-cell>
          <table:table-cell/>
          <table:table-cell table:style-name="ce397" office:value-type="float" office:value="16" calcext:value-type="float">
            <text:p>16</text:p>
          </table:table-cell>
          <table:table-cell table:style-name="ce411" table:formula="of:=HLOOKUP([$Fluoro.$V$253];[.$F$7:.$I$26];[.D23]+1)" office:value-type="float" office:value="0.013" calcext:value-type="float">
            <text:p>0.0130</text:p>
          </table:table-cell>
          <table:table-cell table:style-name="ce411" office:value-type="float" office:value="0.014" calcext:value-type="float">
            <text:p>0.0140</text:p>
          </table:table-cell>
          <table:table-cell table:style-name="ce411" office:value-type="float" office:value="0.013" calcext:value-type="float">
            <text:p>0.0130</text:p>
          </table:table-cell>
          <table:table-cell table:style-name="ce411" office:value-type="float" office:value="0.0122" calcext:value-type="float">
            <text:p>0.0122</text:p>
          </table:table-cell>
          <table:table-cell table:style-name="ce411" office:value-type="float" office:value="0.0115" calcext:value-type="float">
            <text:p>0.0115</text:p>
          </table:table-cell>
          <table:table-cell table:style-name="ce411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2" calcext:value-type="float">
            <text:p>6.2</text:p>
          </table:table-cell>
          <table:table-cell table:style-name="ce406" office:value-type="float" office:value="3.15" calcext:value-type="float">
            <text:p>3.15</text:p>
          </table:table-cell>
          <table:table-cell/>
          <table:table-cell table:style-name="ce397" office:value-type="float" office:value="17" calcext:value-type="float">
            <text:p>17</text:p>
          </table:table-cell>
          <table:table-cell table:style-name="ce411" table:formula="of:=HLOOKUP([$Fluoro.$V$253];[.$F$7:.$I$26];[.D24]+1)" office:value-type="float" office:value="0.011" calcext:value-type="float">
            <text:p>0.0110</text:p>
          </table:table-cell>
          <table:table-cell table:style-name="ce411" office:value-type="float" office:value="0.0119" calcext:value-type="float">
            <text:p>0.0119</text:p>
          </table:table-cell>
          <table:table-cell table:style-name="ce411" office:value-type="float" office:value="0.011" calcext:value-type="float">
            <text:p>0.0110</text:p>
          </table:table-cell>
          <table:table-cell table:style-name="ce411" office:value-type="float" office:value="0.0103" calcext:value-type="float">
            <text:p>0.0103</text:p>
          </table:table-cell>
          <table:table-cell table:style-name="ce411" office:value-type="float" office:value="0.0097" calcext:value-type="float">
            <text:p>0.0097</text:p>
          </table:table-cell>
          <table:table-cell table:style-name="ce411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3" calcext:value-type="float">
            <text:p>6.3</text:p>
          </table:table-cell>
          <table:table-cell table:style-name="ce406" office:value-type="float" office:value="3.55" calcext:value-type="float">
            <text:p>3.55</text:p>
          </table:table-cell>
          <table:table-cell/>
          <table:table-cell table:style-name="ce397" office:value-type="float" office:value="18" calcext:value-type="float">
            <text:p>18</text:p>
          </table:table-cell>
          <table:table-cell table:style-name="ce411" table:formula="of:=HLOOKUP([$Fluoro.$V$253];[.$F$7:.$I$26];[.D25]+1)" office:value-type="float" office:value="0.0086" calcext:value-type="float">
            <text:p>0.0086</text:p>
          </table:table-cell>
          <table:table-cell table:style-name="ce411" office:value-type="float" office:value="0.0093" calcext:value-type="float">
            <text:p>0.0093</text:p>
          </table:table-cell>
          <table:table-cell table:style-name="ce411" office:value-type="float" office:value="0.0086" calcext:value-type="float">
            <text:p>0.0086</text:p>
          </table:table-cell>
          <table:table-cell table:style-name="ce411" office:value-type="float" office:value="0.0081" calcext:value-type="float">
            <text:p>0.0081</text:p>
          </table:table-cell>
          <table:table-cell table:style-name="ce411" office:value-type="float" office:value="0.0077" calcext:value-type="float">
            <text:p>0.0077</text:p>
          </table:table-cell>
          <table:table-cell table:style-name="ce411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1" calcext:value-type="float">
            <text:p>7.1</text:p>
          </table:table-cell>
          <table:table-cell table:style-name="ce406" office:value-type="float" office:value="4" calcext:value-type="float">
            <text:p>4.00</text:p>
          </table:table-cell>
          <table:table-cell/>
          <table:table-cell table:style-name="ce397" office:value-type="float" office:value="19" calcext:value-type="float">
            <text:p>19</text:p>
          </table:table-cell>
          <table:table-cell table:style-name="ce411" table:formula="of:=HLOOKUP([$Fluoro.$V$253];[.$F$7:.$I$26];[.D26]+1)" office:value-type="float" office:value="0.0066" calcext:value-type="float">
            <text:p>0.0066</text:p>
          </table:table-cell>
          <table:table-cell table:style-name="ce411" office:value-type="float" office:value="0.0071" calcext:value-type="float">
            <text:p>0.0071</text:p>
          </table:table-cell>
          <table:table-cell table:style-name="ce411" office:value-type="float" office:value="0.0066" calcext:value-type="float">
            <text:p>0.0066</text:p>
          </table:table-cell>
          <table:table-cell table:style-name="ce411" office:value-type="float" office:value="0.0062" calcext:value-type="float">
            <text:p>0.0062</text:p>
          </table:table-cell>
          <table:table-cell table:style-name="ce411" office:value-type="float" office:value="0.0059" calcext:value-type="float">
            <text:p>0.0059</text:p>
          </table:table-cell>
          <table:table-cell table:style-name="ce411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2" calcext:value-type="float">
            <text:p>7.2</text:p>
          </table:table-cell>
          <table:table-cell table:style-name="ce406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3" calcext:value-type="float">
            <text:p>7.3</text:p>
          </table:table-cell>
          <table:table-cell table:style-name="ce406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9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2" calcext:value-type="float">
            <text:p>0.0120</text:p>
          </table:table-cell>
          <table:table-cell table:style-name="ce400" office:value-type="float" office:value="0.0119" calcext:value-type="float">
            <text:p>0.0119</text:p>
          </table:table-cell>
          <table:table-cell table:style-name="ce400" office:value-type="float" office:value="0.011" calcext:value-type="float">
            <text:p>0.0110</text:p>
          </table:table-cell>
          <table:table-cell table:style-name="ce400" office:value-type="float" office:value="0.0103" calcext:value-type="float">
            <text:p>0.0103</text:p>
          </table:table-cell>
          <table:table-cell table:style-name="ce400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6" calcext:value-type="float">
            <text:p>0.0160</text:p>
          </table:table-cell>
          <table:table-cell table:style-name="ce400" office:value-type="float" office:value="0.0168" calcext:value-type="float">
            <text:p>0.0168</text:p>
          </table:table-cell>
          <table:table-cell table:style-name="ce400" office:value-type="float" office:value="0.0155" calcext:value-type="float">
            <text:p>0.0155</text:p>
          </table:table-cell>
          <table:table-cell table:style-name="ce400" office:value-type="float" office:value="0.0145" calcext:value-type="float">
            <text:p>0.0145</text:p>
          </table:table-cell>
          <table:table-cell table:style-name="ce400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23" calcext:value-type="float">
            <text:p>0.0230</text:p>
          </table:table-cell>
          <table:table-cell table:style-name="ce400" office:value-type="float" office:value="0.0232" calcext:value-type="float">
            <text:p>0.0232</text:p>
          </table:table-cell>
          <table:table-cell table:style-name="ce400" office:value-type="float" office:value="0.0215" calcext:value-type="float">
            <text:p>0.0215</text:p>
          </table:table-cell>
          <table:table-cell table:style-name="ce400" office:value-type="float" office:value="0.0201" calcext:value-type="float">
            <text:p>0.0201</text:p>
          </table:table-cell>
          <table:table-cell table:style-name="ce400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32" calcext:value-type="float">
            <text:p>0.0320</text:p>
          </table:table-cell>
          <table:table-cell table:style-name="ce400" office:value-type="float" office:value="0.0347" calcext:value-type="float">
            <text:p>0.0347</text:p>
          </table:table-cell>
          <table:table-cell table:style-name="ce400" office:value-type="float" office:value="0.0322" calcext:value-type="float">
            <text:p>0.0322</text:p>
          </table:table-cell>
          <table:table-cell table:style-name="ce400" office:value-type="float" office:value="0.0301" calcext:value-type="float">
            <text:p>0.0301</text:p>
          </table:table-cell>
          <table:table-cell table:style-name="ce400" office:value-type="float" office:value="0.0285" calcext:value-type="float">
            <text:p>0.0285</text:p>
          </table:table-cell>
          <table:table-cell table:number-columns-repeated="8"/>
          <table:table-cell table:style-name="ce414" office:value-type="string" calcext:value-type="string">
            <text:p>Max</text:p>
          </table:table-cell>
          <table:table-cell table:style-name="ce116" table:formula="of:=IF([Fluoro.T124]=&quot;&quot;;NA();[Fluoro.T124])" office:value-type="string" office:string-value="" calcext:value-type="error">
            <text:p>#N/A</text:p>
          </table:table-cell>
          <table:table-cell table:style-name="ce116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T156]=&quot;&quot;;NA();[Fluoro.T156])" office:value-type="string" office:string-value="" calcext:value-type="error">
            <text:p>#N/A</text:p>
          </table:table-cell>
          <table:table-cell table:style-name="ce116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512" calcext:value-type="float">
            <text:p>0.0512</text:p>
          </table:table-cell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399" calcext:value-type="float">
            <text:p>0.0399</text:p>
          </table:table-cell>
          <table:table-cell table:style-name="ce400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66" calcext:value-type="float">
            <text:p>0.0660</text:p>
          </table:table-cell>
          <table:table-cell table:style-name="ce400" office:value-type="float" office:value="0.0766" calcext:value-type="float">
            <text:p>0.0766</text:p>
          </table:table-cell>
          <table:table-cell table:style-name="ce400" office:value-type="float" office:value="0.0674" calcext:value-type="float">
            <text:p>0.0674</text:p>
          </table:table-cell>
          <table:table-cell table:style-name="ce400" office:value-type="float" office:value="0.0599" calcext:value-type="float">
            <text:p>0.0599</text:p>
          </table:table-cell>
          <table:table-cell table:style-name="ce400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86" calcext:value-type="float">
            <text:p>0.0860</text:p>
          </table:table-cell>
          <table:table-cell table:style-name="ce400" office:value-type="float" office:value="0.0993" calcext:value-type="float">
            <text:p>0.0993</text:p>
          </table:table-cell>
          <table:table-cell table:style-name="ce400" office:value-type="float" office:value="0.0876" calcext:value-type="float">
            <text:p>0.0876</text:p>
          </table:table-cell>
          <table:table-cell table:style-name="ce400" office:value-type="float" office:value="0.078" calcext:value-type="float">
            <text:p>0.0780</text:p>
          </table:table-cell>
          <table:table-cell table:style-name="ce400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23" calcext:value-type="float">
            <text:p>0.1230</text:p>
          </table:table-cell>
          <table:table-cell table:style-name="ce400" office:value-type="float" office:value="0.145" calcext:value-type="float">
            <text:p>0.1450</text:p>
          </table:table-cell>
          <table:table-cell table:style-name="ce400" office:value-type="float" office:value="0.128" calcext:value-type="float">
            <text:p>0.1280</text:p>
          </table:table-cell>
          <table:table-cell table:style-name="ce400" office:value-type="float" office:value="0.114" calcext:value-type="float">
            <text:p>0.1140</text:p>
          </table:table-cell>
          <table:table-cell table:style-name="ce400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88" calcext:value-type="float">
            <text:p>0.1880</text:p>
          </table:table-cell>
          <table:table-cell table:style-name="ce400" office:value-type="float" office:value="0.167" calcext:value-type="float">
            <text:p>0.1670</text:p>
          </table:table-cell>
          <table:table-cell table:style-name="ce400" office:value-type="float" office:value="0.149" calcext:value-type="float">
            <text:p>0.1490</text:p>
          </table:table-cell>
          <table:table-cell table:style-name="ce400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23" calcext:value-type="float">
            <text:p>0.2300</text:p>
          </table:table-cell>
          <table:table-cell table:style-name="ce400" office:value-type="float" office:value="0.267" calcext:value-type="float">
            <text:p>0.2670</text:p>
          </table:table-cell>
          <table:table-cell table:style-name="ce400" office:value-type="float" office:value="0.238" calcext:value-type="float">
            <text:p>0.2380</text:p>
          </table:table-cell>
          <table:table-cell table:style-name="ce400" office:value-type="float" office:value="0.214" calcext:value-type="float">
            <text:p>0.2140</text:p>
          </table:table-cell>
          <table:table-cell table:style-name="ce400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35" calcext:value-type="float">
            <text:p>0.3500</text:p>
          </table:table-cell>
          <table:table-cell table:style-name="ce400" office:value-type="float" office:value="0.399" calcext:value-type="float">
            <text:p>0.3990</text:p>
          </table:table-cell>
          <table:table-cell table:style-name="ce400" office:value-type="float" office:value="0.36" calcext:value-type="float">
            <text:p>0.3600</text:p>
          </table:table-cell>
          <table:table-cell table:style-name="ce400" office:value-type="float" office:value="0.327" calcext:value-type="float">
            <text:p>0.3270</text:p>
          </table:table-cell>
          <table:table-cell table:style-name="ce400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5" calcext:value-type="float">
            <text:p>0.5000</text:p>
          </table:table-cell>
          <table:table-cell table:style-name="ce400" office:value-type="float" office:value="0.618" calcext:value-type="float">
            <text:p>0.6180</text:p>
          </table:table-cell>
          <table:table-cell table:style-name="ce400" office:value-type="float" office:value="0.573" calcext:value-type="float">
            <text:p>0.5730</text:p>
          </table:table-cell>
          <table:table-cell table:style-name="ce400" office:value-type="float" office:value="0.533" calcext:value-type="float">
            <text:p>0.5330</text:p>
          </table:table-cell>
          <table:table-cell table:style-name="ce400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66" calcext:value-type="float">
            <text:p>0.6600</text:p>
          </table:table-cell>
          <table:table-cell table:style-name="ce400" office:value-type="float" office:value="0.769" calcext:value-type="float">
            <text:p>0.7690</text:p>
          </table:table-cell>
          <table:table-cell table:style-name="ce400" office:value-type="float" office:value="0.726" calcext:value-type="float">
            <text:p>0.7260</text:p>
          </table:table-cell>
          <table:table-cell table:style-name="ce400" office:value-type="float" office:value="0.686" calcext:value-type="float">
            <text:p>0.6860</text:p>
          </table:table-cell>
          <table:table-cell table:style-name="ce400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93" calcext:value-type="float">
            <text:p>0.9300</text:p>
          </table:table-cell>
          <table:table-cell table:style-name="ce400" office:value-type="float" office:value="0.969" calcext:value-type="float">
            <text:p>0.9690</text:p>
          </table:table-cell>
          <table:table-cell table:style-name="ce400" office:value-type="float" office:value="0.954" calcext:value-type="float">
            <text:p>0.9540</text:p>
          </table:table-cell>
          <table:table-cell table:style-name="ce400" office:value-type="float" office:value="0.936" calcext:value-type="float">
            <text:p>0.9360</text:p>
          </table:table-cell>
          <table:table-cell table:style-name="ce400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7" office:value-type="string" calcext:value-type="string">
            <text:p>Diameter (mm)</text:p>
          </table:table-cell>
          <table:table-cell table:style-name="ce399" office:value-type="string" calcext:value-type="string">
            <text:p>sqrt(Area)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A</text:p>
          </table:table-cell>
          <table:table-cell table:style-name="ce407" office:value-type="float" office:value="11.1" calcext:value-type="float">
            <text:p>11.10</text:p>
          </table:table-cell>
          <table:table-cell table:style-name="ce409" table:formula="of:=SQRT(PI()*([.B47]/2)^2)" office:value-type="float" office:value="9.83711887252561" calcext:value-type="float">
            <text:p>9.837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B</text:p>
          </table:table-cell>
          <table:table-cell table:style-name="ce407" office:value-type="float" office:value="7.9" calcext:value-type="float">
            <text:p>7.90</text:p>
          </table:table-cell>
          <table:table-cell table:style-name="ce409" table:formula="of:=SQRT(PI()*([.B48]/2)^2)" office:value-type="float" office:value="7.00119271107679" calcext:value-type="float">
            <text:p>7.001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C</text:p>
          </table:table-cell>
          <table:table-cell table:style-name="ce407" office:value-type="float" office:value="5.6" calcext:value-type="float">
            <text:p>5.60</text:p>
          </table:table-cell>
          <table:table-cell table:style-name="ce409" table:formula="of:=SQRT(PI()*([.B49]/2)^2)" office:value-type="float" office:value="4.96287078253544" calcext:value-type="float">
            <text:p>4.963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D</text:p>
          </table:table-cell>
          <table:table-cell table:style-name="ce407" office:value-type="float" office:value="4" calcext:value-type="float">
            <text:p>4.00</text:p>
          </table:table-cell>
          <table:table-cell table:style-name="ce409" table:formula="of:=SQRT(PI()*([.B50]/2)^2)" office:value-type="float" office:value="3.54490770181103" calcext:value-type="float">
            <text:p>3.545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24]=&quot;&quot;;NA();[Fluoro.W124])" office:value-type="string" office:string-value="" calcext:value-type="error">
            <text:p>#N/A</text:p>
          </table:table-cell>
          <table:table-cell table:style-name="ce116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116" table:formula="of:=IF([Fluoro.W156]=&quot;&quot;;NA();[Fluoro.W156])" office:value-type="string" office:string-value="" calcext:value-type="error">
            <text:p>#N/A</text:p>
          </table:table-cell>
          <table:table-cell table:style-name="ce116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E</text:p>
          </table:table-cell>
          <table:table-cell table:style-name="ce407" office:value-type="float" office:value="2.8" calcext:value-type="float">
            <text:p>2.80</text:p>
          </table:table-cell>
          <table:table-cell table:style-name="ce409" table:formula="of:=SQRT(PI()*([.B51]/2)^2)" office:value-type="float" office:value="2.48143539126772" calcext:value-type="float">
            <text:p>2.481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F</text:p>
          </table:table-cell>
          <table:table-cell table:style-name="ce407" office:value-type="float" office:value="2" calcext:value-type="float">
            <text:p>2.00</text:p>
          </table:table-cell>
          <table:table-cell table:style-name="ce409" table:formula="of:=SQRT(PI()*([.B52]/2)^2)" office:value-type="float" office:value="1.77245385090552" calcext:value-type="float">
            <text:p>1.772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G</text:p>
          </table:table-cell>
          <table:table-cell table:style-name="ce407" office:value-type="float" office:value="1.4" calcext:value-type="float">
            <text:p>1.40</text:p>
          </table:table-cell>
          <table:table-cell table:style-name="ce409" table:formula="of:=SQRT(PI()*([.B53]/2)^2)" office:value-type="float" office:value="1.24071769563386" calcext:value-type="float">
            <text:p>1.241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H</text:p>
          </table:table-cell>
          <table:table-cell table:style-name="ce407" office:value-type="float" office:value="1" calcext:value-type="float">
            <text:p>1.00</text:p>
          </table:table-cell>
          <table:table-cell table:style-name="ce409" table:formula="of:=SQRT(PI()*([.B54]/2)^2)" office:value-type="float" office:value="0.886226925452758" calcext:value-type="float">
            <text:p>0.886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J</text:p>
          </table:table-cell>
          <table:table-cell table:style-name="ce407" office:value-type="float" office:value="0.7" calcext:value-type="float">
            <text:p>0.70</text:p>
          </table:table-cell>
          <table:table-cell table:style-name="ce409" table:formula="of:=SQRT(PI()*([.B55]/2)^2)" office:value-type="float" office:value="0.620358847816931" calcext:value-type="float">
            <text:p>0.62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K</text:p>
          </table:table-cell>
          <table:table-cell table:style-name="ce407" office:value-type="float" office:value="0.5" calcext:value-type="float">
            <text:p>0.50</text:p>
          </table:table-cell>
          <table:table-cell table:style-name="ce409" table:formula="of:=SQRT(PI()*([.B56]/2)^2)" office:value-type="float" office:value="0.443113462726379" calcext:value-type="float">
            <text:p>0.443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L</text:p>
          </table:table-cell>
          <table:table-cell table:style-name="ce407" office:value-type="float" office:value="0.35" calcext:value-type="float">
            <text:p>0.35</text:p>
          </table:table-cell>
          <table:table-cell table:style-name="ce409" table:formula="of:=SQRT(PI()*([.B57]/2)^2)" office:value-type="float" office:value="0.310179423908465" calcext:value-type="float">
            <text:p>0.310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M</text:p>
          </table:table-cell>
          <table:table-cell table:style-name="ce407" office:value-type="float" office:value="0.25" calcext:value-type="float">
            <text:p>0.25</text:p>
          </table:table-cell>
          <table:table-cell table:style-name="ce409" table:formula="of:=SQRT(PI()*([.B58]/2)^2)" office:value-type="float" office:value="0.221556731363189" calcext:value-type="float">
            <text:p>0.222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3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7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1.5" calcext:value-type="float">
            <text:p>1.5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2.5" calcext:value-type="float">
            <text:p>2.5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3.5" calcext:value-type="float">
            <text:p>3.5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4.5" calcext:value-type="float">
            <text:p>4.5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5.5" calcext:value-type="float">
            <text:p>5.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6.5" calcext:value-type="float">
            <text:p>6.5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7.5" calcext:value-type="float">
            <text:p>7.5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8.5" calcext:value-type="float">
            <text:p>8.5</text:p>
          </table:table-cell>
          <table:table-cell table:style-name="ce397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A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3" table:formula="of:=([.C61]+[.E61])/2" office:value-type="float" office:value="0.1475" calcext:value-type="float">
            <text:p>0.148</text:p>
          </table:table-cell>
          <table:table-cell table:style-name="ce403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3" table:formula="of:=([.E61]+[.G61])/2" office:value-type="float" office:value="0.1078" calcext:value-type="float">
            <text:p>0.108</text:p>
          </table:table-cell>
          <table:table-cell table:style-name="ce403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3" table:formula="of:=([.G61]+[.I61])/2" office:value-type="float" office:value="0.0775" calcext:value-type="float">
            <text:p>0.078</text:p>
          </table:table-cell>
          <table:table-cell table:style-name="ce403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3" table:formula="of:=([.I61]+[.K61])/2" office:value-type="float" office:value="0.0562" calcext:value-type="float">
            <text:p>0.056</text:p>
          </table:table-cell>
          <table:table-cell table:style-name="ce403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3" table:formula="of:=([.K61]+[.M61])/2" office:value-type="float" office:value="0.0386" calcext:value-type="float">
            <text:p>0.039</text:p>
          </table:table-cell>
          <table:table-cell table:style-name="ce403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3" table:formula="of:=([.M61]+[.O61])/2" office:value-type="float" office:value="0.02685" calcext:value-type="float">
            <text:p>0.027</text:p>
          </table:table-cell>
          <table:table-cell table:style-name="ce403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3" table:formula="of:=([.O61]+[.Q61])/2" office:value-type="float" office:value="0.0185" calcext:value-type="float">
            <text:p>0.019</text:p>
          </table:table-cell>
          <table:table-cell table:style-name="ce403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3" table:formula="of:=([.Q61]+[.S61])/2" office:value-type="float" office:value="0.01325" calcext:value-type="float">
            <text:p>0.013</text:p>
          </table:table-cell>
          <table:table-cell table:style-name="ce403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B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3" table:formula="of:=([.C62]+[.E62])/2" office:value-type="float" office:value="0.1475" calcext:value-type="float">
            <text:p>0.148</text:p>
          </table:table-cell>
          <table:table-cell table:style-name="ce403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3" table:formula="of:=([.E62]+[.G62])/2" office:value-type="float" office:value="0.1078" calcext:value-type="float">
            <text:p>0.108</text:p>
          </table:table-cell>
          <table:table-cell table:style-name="ce403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3" table:formula="of:=([.G62]+[.I62])/2" office:value-type="float" office:value="0.0775" calcext:value-type="float">
            <text:p>0.078</text:p>
          </table:table-cell>
          <table:table-cell table:style-name="ce403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3" table:formula="of:=([.I62]+[.K62])/2" office:value-type="float" office:value="0.0562" calcext:value-type="float">
            <text:p>0.056</text:p>
          </table:table-cell>
          <table:table-cell table:style-name="ce403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3" table:formula="of:=([.K62]+[.M62])/2" office:value-type="float" office:value="0.0386" calcext:value-type="float">
            <text:p>0.039</text:p>
          </table:table-cell>
          <table:table-cell table:style-name="ce403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3" table:formula="of:=([.M62]+[.O62])/2" office:value-type="float" office:value="0.02685" calcext:value-type="float">
            <text:p>0.027</text:p>
          </table:table-cell>
          <table:table-cell table:style-name="ce403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3" table:formula="of:=([.O62]+[.Q62])/2" office:value-type="float" office:value="0.0185" calcext:value-type="float">
            <text:p>0.019</text:p>
          </table:table-cell>
          <table:table-cell table:style-name="ce403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3" table:formula="of:=([.Q62]+[.S62])/2" office:value-type="float" office:value="0.01325" calcext:value-type="float">
            <text:p>0.013</text:p>
          </table:table-cell>
          <table:table-cell table:style-name="ce403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C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3" table:formula="of:=([.C63]+[.E63])/2" office:value-type="float" office:value="0.1475" calcext:value-type="float">
            <text:p>0.148</text:p>
          </table:table-cell>
          <table:table-cell table:style-name="ce403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3" table:formula="of:=([.E63]+[.G63])/2" office:value-type="float" office:value="0.1078" calcext:value-type="float">
            <text:p>0.108</text:p>
          </table:table-cell>
          <table:table-cell table:style-name="ce403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3" table:formula="of:=([.G63]+[.I63])/2" office:value-type="float" office:value="0.0775" calcext:value-type="float">
            <text:p>0.078</text:p>
          </table:table-cell>
          <table:table-cell table:style-name="ce403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3" table:formula="of:=([.I63]+[.K63])/2" office:value-type="float" office:value="0.0562" calcext:value-type="float">
            <text:p>0.056</text:p>
          </table:table-cell>
          <table:table-cell table:style-name="ce403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3" table:formula="of:=([.K63]+[.M63])/2" office:value-type="float" office:value="0.0386" calcext:value-type="float">
            <text:p>0.039</text:p>
          </table:table-cell>
          <table:table-cell table:style-name="ce403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3" table:formula="of:=([.M63]+[.O63])/2" office:value-type="float" office:value="0.02685" calcext:value-type="float">
            <text:p>0.027</text:p>
          </table:table-cell>
          <table:table-cell table:style-name="ce403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3" table:formula="of:=([.O63]+[.Q63])/2" office:value-type="float" office:value="0.0185" calcext:value-type="float">
            <text:p>0.019</text:p>
          </table:table-cell>
          <table:table-cell table:style-name="ce403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3" table:formula="of:=([.Q63]+[.S63])/2" office:value-type="float" office:value="0.01325" calcext:value-type="float">
            <text:p>0.013</text:p>
          </table:table-cell>
          <table:table-cell table:style-name="ce403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D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3" table:formula="of:=([.C64]+[.E64])/2" office:value-type="float" office:value="0.2025" calcext:value-type="float">
            <text:p>0.203</text:p>
          </table:table-cell>
          <table:table-cell table:style-name="ce403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3" table:formula="of:=([.E64]+[.G64])/2" office:value-type="float" office:value="0.1475" calcext:value-type="float">
            <text:p>0.148</text:p>
          </table:table-cell>
          <table:table-cell table:style-name="ce403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3" table:formula="of:=([.G64]+[.I64])/2" office:value-type="float" office:value="0.1078" calcext:value-type="float">
            <text:p>0.108</text:p>
          </table:table-cell>
          <table:table-cell table:style-name="ce403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3" table:formula="of:=([.I64]+[.K64])/2" office:value-type="float" office:value="0.0775" calcext:value-type="float">
            <text:p>0.078</text:p>
          </table:table-cell>
          <table:table-cell table:style-name="ce403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3" table:formula="of:=([.K64]+[.M64])/2" office:value-type="float" office:value="0.0562" calcext:value-type="float">
            <text:p>0.056</text:p>
          </table:table-cell>
          <table:table-cell table:style-name="ce403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3" table:formula="of:=([.M64]+[.O64])/2" office:value-type="float" office:value="0.0386" calcext:value-type="float">
            <text:p>0.039</text:p>
          </table:table-cell>
          <table:table-cell table:style-name="ce403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3" table:formula="of:=([.O64]+[.Q64])/2" office:value-type="float" office:value="0.02685" calcext:value-type="float">
            <text:p>0.027</text:p>
          </table:table-cell>
          <table:table-cell table:style-name="ce403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3" table:formula="of:=([.Q64]+[.S64])/2" office:value-type="float" office:value="0.0185" calcext:value-type="float">
            <text:p>0.019</text:p>
          </table:table-cell>
          <table:table-cell table:style-name="ce403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E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3" table:formula="of:=([.C65]+[.E65])/2" office:value-type="float" office:value="0.2025" calcext:value-type="float">
            <text:p>0.203</text:p>
          </table:table-cell>
          <table:table-cell table:style-name="ce403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3" table:formula="of:=([.E65]+[.G65])/2" office:value-type="float" office:value="0.1475" calcext:value-type="float">
            <text:p>0.148</text:p>
          </table:table-cell>
          <table:table-cell table:style-name="ce403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3" table:formula="of:=([.G65]+[.I65])/2" office:value-type="float" office:value="0.1078" calcext:value-type="float">
            <text:p>0.108</text:p>
          </table:table-cell>
          <table:table-cell table:style-name="ce403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3" table:formula="of:=([.I65]+[.K65])/2" office:value-type="float" office:value="0.0775" calcext:value-type="float">
            <text:p>0.078</text:p>
          </table:table-cell>
          <table:table-cell table:style-name="ce403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3" table:formula="of:=([.K65]+[.M65])/2" office:value-type="float" office:value="0.0562" calcext:value-type="float">
            <text:p>0.056</text:p>
          </table:table-cell>
          <table:table-cell table:style-name="ce403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3" table:formula="of:=([.M65]+[.O65])/2" office:value-type="float" office:value="0.0386" calcext:value-type="float">
            <text:p>0.039</text:p>
          </table:table-cell>
          <table:table-cell table:style-name="ce403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3" table:formula="of:=([.O65]+[.Q65])/2" office:value-type="float" office:value="0.02685" calcext:value-type="float">
            <text:p>0.027</text:p>
          </table:table-cell>
          <table:table-cell table:style-name="ce403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3" table:formula="of:=([.Q65]+[.S65])/2" office:value-type="float" office:value="0.0185" calcext:value-type="float">
            <text:p>0.019</text:p>
          </table:table-cell>
          <table:table-cell table:style-name="ce403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F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3" table:formula="of:=([.C66]+[.E66])/2" office:value-type="float" office:value="0.2025" calcext:value-type="float">
            <text:p>0.203</text:p>
          </table:table-cell>
          <table:table-cell table:style-name="ce403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3" table:formula="of:=([.E66]+[.G66])/2" office:value-type="float" office:value="0.1475" calcext:value-type="float">
            <text:p>0.148</text:p>
          </table:table-cell>
          <table:table-cell table:style-name="ce403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3" table:formula="of:=([.G66]+[.I66])/2" office:value-type="float" office:value="0.1078" calcext:value-type="float">
            <text:p>0.108</text:p>
          </table:table-cell>
          <table:table-cell table:style-name="ce403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3" table:formula="of:=([.I66]+[.K66])/2" office:value-type="float" office:value="0.0775" calcext:value-type="float">
            <text:p>0.078</text:p>
          </table:table-cell>
          <table:table-cell table:style-name="ce403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3" table:formula="of:=([.K66]+[.M66])/2" office:value-type="float" office:value="0.0562" calcext:value-type="float">
            <text:p>0.056</text:p>
          </table:table-cell>
          <table:table-cell table:style-name="ce403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3" table:formula="of:=([.M66]+[.O66])/2" office:value-type="float" office:value="0.0386" calcext:value-type="float">
            <text:p>0.039</text:p>
          </table:table-cell>
          <table:table-cell table:style-name="ce403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3" table:formula="of:=([.O66]+[.Q66])/2" office:value-type="float" office:value="0.02685" calcext:value-type="float">
            <text:p>0.027</text:p>
          </table:table-cell>
          <table:table-cell table:style-name="ce403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3" table:formula="of:=([.Q66]+[.S66])/2" office:value-type="float" office:value="0.0185" calcext:value-type="float">
            <text:p>0.019</text:p>
          </table:table-cell>
          <table:table-cell table:style-name="ce403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G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3" table:formula="of:=([.C67]+[.E67])/2" office:value-type="float" office:value="0.4665" calcext:value-type="float">
            <text:p>0.467</text:p>
          </table:table-cell>
          <table:table-cell table:style-name="ce403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3" table:formula="of:=([.E67]+[.G67])/2" office:value-type="float" office:value="0.299" calcext:value-type="float">
            <text:p>0.299</text:p>
          </table:table-cell>
          <table:table-cell table:style-name="ce403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3" table:formula="of:=([.G67]+[.I67])/2" office:value-type="float" office:value="0.2025" calcext:value-type="float">
            <text:p>0.203</text:p>
          </table:table-cell>
          <table:table-cell table:style-name="ce403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3" table:formula="of:=([.I67]+[.K67])/2" office:value-type="float" office:value="0.1475" calcext:value-type="float">
            <text:p>0.148</text:p>
          </table:table-cell>
          <table:table-cell table:style-name="ce403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3" table:formula="of:=([.K67]+[.M67])/2" office:value-type="float" office:value="0.1078" calcext:value-type="float">
            <text:p>0.108</text:p>
          </table:table-cell>
          <table:table-cell table:style-name="ce403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3" table:formula="of:=([.M67]+[.O67])/2" office:value-type="float" office:value="0.0775" calcext:value-type="float">
            <text:p>0.078</text:p>
          </table:table-cell>
          <table:table-cell table:style-name="ce403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3" table:formula="of:=([.O67]+[.Q67])/2" office:value-type="float" office:value="0.0562" calcext:value-type="float">
            <text:p>0.056</text:p>
          </table:table-cell>
          <table:table-cell table:style-name="ce403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3" table:formula="of:=([.Q67]+[.S67])/2" office:value-type="float" office:value="0.0386" calcext:value-type="float">
            <text:p>0.039</text:p>
          </table:table-cell>
          <table:table-cell table:style-name="ce403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H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3" table:formula="of:=([.C68]+[.E68])/2" office:value-type="float" office:value="0.4665" calcext:value-type="float">
            <text:p>0.467</text:p>
          </table:table-cell>
          <table:table-cell table:style-name="ce403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3" table:formula="of:=([.E68]+[.G68])/2" office:value-type="float" office:value="0.299" calcext:value-type="float">
            <text:p>0.299</text:p>
          </table:table-cell>
          <table:table-cell table:style-name="ce403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3" table:formula="of:=([.G68]+[.I68])/2" office:value-type="float" office:value="0.2025" calcext:value-type="float">
            <text:p>0.203</text:p>
          </table:table-cell>
          <table:table-cell table:style-name="ce403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3" table:formula="of:=([.I68]+[.K68])/2" office:value-type="float" office:value="0.1475" calcext:value-type="float">
            <text:p>0.148</text:p>
          </table:table-cell>
          <table:table-cell table:style-name="ce403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3" table:formula="of:=([.K68]+[.M68])/2" office:value-type="float" office:value="0.1078" calcext:value-type="float">
            <text:p>0.108</text:p>
          </table:table-cell>
          <table:table-cell table:style-name="ce403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3" table:formula="of:=([.M68]+[.O68])/2" office:value-type="float" office:value="0.0775" calcext:value-type="float">
            <text:p>0.078</text:p>
          </table:table-cell>
          <table:table-cell table:style-name="ce403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3" table:formula="of:=([.O68]+[.Q68])/2" office:value-type="float" office:value="0.0562" calcext:value-type="float">
            <text:p>0.056</text:p>
          </table:table-cell>
          <table:table-cell table:style-name="ce403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3" table:formula="of:=([.Q68]+[.S68])/2" office:value-type="float" office:value="0.0386" calcext:value-type="float">
            <text:p>0.039</text:p>
          </table:table-cell>
          <table:table-cell table:style-name="ce403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J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3" table:formula="of:=([.C69]+[.E69])/2" office:value-type="float" office:value="0.4665" calcext:value-type="float">
            <text:p>0.467</text:p>
          </table:table-cell>
          <table:table-cell table:style-name="ce403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3" table:formula="of:=([.E69]+[.G69])/2" office:value-type="float" office:value="0.299" calcext:value-type="float">
            <text:p>0.299</text:p>
          </table:table-cell>
          <table:table-cell table:style-name="ce403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3" table:formula="of:=([.G69]+[.I69])/2" office:value-type="float" office:value="0.2025" calcext:value-type="float">
            <text:p>0.203</text:p>
          </table:table-cell>
          <table:table-cell table:style-name="ce403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3" table:formula="of:=([.I69]+[.K69])/2" office:value-type="float" office:value="0.1475" calcext:value-type="float">
            <text:p>0.148</text:p>
          </table:table-cell>
          <table:table-cell table:style-name="ce403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3" table:formula="of:=([.K69]+[.M69])/2" office:value-type="float" office:value="0.1078" calcext:value-type="float">
            <text:p>0.108</text:p>
          </table:table-cell>
          <table:table-cell table:style-name="ce403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3" table:formula="of:=([.M69]+[.O69])/2" office:value-type="float" office:value="0.0775" calcext:value-type="float">
            <text:p>0.078</text:p>
          </table:table-cell>
          <table:table-cell table:style-name="ce403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3" table:formula="of:=([.O69]+[.Q69])/2" office:value-type="float" office:value="0.0562" calcext:value-type="float">
            <text:p>0.056</text:p>
          </table:table-cell>
          <table:table-cell table:style-name="ce403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3" table:formula="of:=([.Q69]+[.S69])/2" office:value-type="float" office:value="0.0386" calcext:value-type="float">
            <text:p>0.039</text:p>
          </table:table-cell>
          <table:table-cell table:style-name="ce403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K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3" table:formula="of:=([.C70]+[.E70])/2" office:value-type="float" office:value="0.84" calcext:value-type="float">
            <text:p>0.840</text:p>
          </table:table-cell>
          <table:table-cell table:style-name="ce403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3" table:formula="of:=([.E70]+[.G70])/2" office:value-type="float" office:value="0.6495" calcext:value-type="float">
            <text:p>0.650</text:p>
          </table:table-cell>
          <table:table-cell table:style-name="ce403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3" table:formula="of:=([.G70]+[.I70])/2" office:value-type="float" office:value="0.4665" calcext:value-type="float">
            <text:p>0.467</text:p>
          </table:table-cell>
          <table:table-cell table:style-name="ce403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3" table:formula="of:=([.I70]+[.K70])/2" office:value-type="float" office:value="0.299" calcext:value-type="float">
            <text:p>0.299</text:p>
          </table:table-cell>
          <table:table-cell table:style-name="ce403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3" table:formula="of:=([.K70]+[.M70])/2" office:value-type="float" office:value="0.2025" calcext:value-type="float">
            <text:p>0.203</text:p>
          </table:table-cell>
          <table:table-cell table:style-name="ce403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3" table:formula="of:=([.M70]+[.O70])/2" office:value-type="float" office:value="0.1475" calcext:value-type="float">
            <text:p>0.148</text:p>
          </table:table-cell>
          <table:table-cell table:style-name="ce403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3" table:formula="of:=([.O70]+[.Q70])/2" office:value-type="float" office:value="0.1078" calcext:value-type="float">
            <text:p>0.108</text:p>
          </table:table-cell>
          <table:table-cell table:style-name="ce403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3" table:formula="of:=([.Q70]+[.S70])/2" office:value-type="float" office:value="0.0775" calcext:value-type="float">
            <text:p>0.078</text:p>
          </table:table-cell>
          <table:table-cell table:style-name="ce403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L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3" table:formula="of:=([.C71]+[.E71])/2" office:value-type="float" office:value="0.84" calcext:value-type="float">
            <text:p>0.840</text:p>
          </table:table-cell>
          <table:table-cell table:style-name="ce403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3" table:formula="of:=([.E71]+[.G71])/2" office:value-type="float" office:value="0.6495" calcext:value-type="float">
            <text:p>0.650</text:p>
          </table:table-cell>
          <table:table-cell table:style-name="ce403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3" table:formula="of:=([.G71]+[.I71])/2" office:value-type="float" office:value="0.4665" calcext:value-type="float">
            <text:p>0.467</text:p>
          </table:table-cell>
          <table:table-cell table:style-name="ce403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3" table:formula="of:=([.I71]+[.K71])/2" office:value-type="float" office:value="0.299" calcext:value-type="float">
            <text:p>0.299</text:p>
          </table:table-cell>
          <table:table-cell table:style-name="ce403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3" table:formula="of:=([.K71]+[.M71])/2" office:value-type="float" office:value="0.2025" calcext:value-type="float">
            <text:p>0.203</text:p>
          </table:table-cell>
          <table:table-cell table:style-name="ce403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3" table:formula="of:=([.M71]+[.O71])/2" office:value-type="float" office:value="0.1475" calcext:value-type="float">
            <text:p>0.148</text:p>
          </table:table-cell>
          <table:table-cell table:style-name="ce403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3" table:formula="of:=([.O71]+[.Q71])/2" office:value-type="float" office:value="0.1078" calcext:value-type="float">
            <text:p>0.108</text:p>
          </table:table-cell>
          <table:table-cell table:style-name="ce403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3" table:formula="of:=([.Q71]+[.S71])/2" office:value-type="float" office:value="0.0775" calcext:value-type="float">
            <text:p>0.078</text:p>
          </table:table-cell>
          <table:table-cell table:style-name="ce403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M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3" table:formula="of:=([.C72]+[.E72])/2" office:value-type="float" office:value="0.84" calcext:value-type="float">
            <text:p>0.840</text:p>
          </table:table-cell>
          <table:table-cell table:style-name="ce403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3" table:formula="of:=([.E72]+[.G72])/2" office:value-type="float" office:value="0.6495" calcext:value-type="float">
            <text:p>0.650</text:p>
          </table:table-cell>
          <table:table-cell table:style-name="ce403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3" table:formula="of:=([.G72]+[.I72])/2" office:value-type="float" office:value="0.4665" calcext:value-type="float">
            <text:p>0.467</text:p>
          </table:table-cell>
          <table:table-cell table:style-name="ce403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3" table:formula="of:=([.I72]+[.K72])/2" office:value-type="float" office:value="0.299" calcext:value-type="float">
            <text:p>0.299</text:p>
          </table:table-cell>
          <table:table-cell table:style-name="ce403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3" table:formula="of:=([.K72]+[.M72])/2" office:value-type="float" office:value="0.2025" calcext:value-type="float">
            <text:p>0.203</text:p>
          </table:table-cell>
          <table:table-cell table:style-name="ce403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3" table:formula="of:=([.M72]+[.O72])/2" office:value-type="float" office:value="0.1475" calcext:value-type="float">
            <text:p>0.148</text:p>
          </table:table-cell>
          <table:table-cell table:style-name="ce403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3" table:formula="of:=([.O72]+[.Q72])/2" office:value-type="float" office:value="0.1078" calcext:value-type="float">
            <text:p>0.108</text:p>
          </table:table-cell>
          <table:table-cell table:style-name="ce403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3" table:formula="of:=([.Q72]+[.S72])/2" office:value-type="float" office:value="0.0775" calcext:value-type="float">
            <text:p>0.078</text:p>
          </table:table-cell>
          <table:table-cell table:style-name="ce403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4" office:value-type="string" calcext:value-type="string">
            <text:p>DHEC</text:p>
          </table:table-cell>
          <table:table-cell table:style-name="ce404"/>
          <table:table-cell/>
          <table:table-cell table:style-name="ce412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2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4"/>
          <table:table-cell table:style-name="ce404" office:value-type="string" calcext:value-type="string">
            <text:p>Min HVL</text:p>
          </table:table-cell>
          <table:table-cell table:style-name="ce404"/>
          <table:table-cell/>
          <table:table-cell office:value-type="string" calcext:value-type="string">
            <text:p>HVL</text:p>
          </table:table-cell>
          <table:table-cell table:style-name="ce404" office:value-type="string" calcext:value-type="string">
            <text:p>Min HVL</text:p>
          </table:table-cell>
          <table:table-cell table:style-name="ce404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(mm Al)</text:p>
          </table:table-cell>
          <table:table-cell table:style-name="ce404"/>
          <table:table-cell table:style-name="ce404" office:value-type="string" calcext:value-type="string">
            <text:p>kVp</text:p>
          </table:table-cell>
          <table:table-cell table:number-columns-repeated="3" table:style-name="ce404" office:value-type="string" calcext:value-type="string">
            <text:p>(mm Al)</text:p>
          </table:table-cell>
          <table:table-cell/>
          <table:table-cell table:style-name="ce413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30" calcext:value-type="float">
            <text:p>30.00</text:p>
          </table:table-cell>
          <table:table-cell table:style-name="ce408" office:value-type="float" office:value="0.3" calcext:value-type="float">
            <text:p>0.3</text:p>
          </table:table-cell>
          <table:table-cell table:style-name="ce404"/>
          <table:table-cell table:style-name="ce410" office:value-type="float" office:value="60" calcext:value-type="float">
            <text:p>60</text:p>
          </table:table-cell>
          <table:table-cell table:style-name="ce408" office:value-type="float" office:value="2.2" calcext:value-type="float">
            <text:p>2.2</text:p>
          </table:table-cell>
          <table:table-cell table:style-name="ce408" table:formula="of:=TRUNC(TREND([.$E$78:.$E$85];[.$D$78:.$D$85];0.9*[.D78]);1)" office:value-type="float" office:value="1.8" calcext:value-type="float">
            <text:p>1.8</text:p>
          </table:table-cell>
          <table:table-cell table:style-name="ce408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3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40" calcext:value-type="float">
            <text:p>40.00</text:p>
          </table:table-cell>
          <table:table-cell table:style-name="ce408" office:value-type="float" office:value="0.4" calcext:value-type="float">
            <text:p>0.4</text:p>
          </table:table-cell>
          <table:table-cell table:style-name="ce404"/>
          <table:table-cell table:style-name="ce410" office:value-type="float" office:value="70" calcext:value-type="float">
            <text:p>70</text:p>
          </table:table-cell>
          <table:table-cell table:style-name="ce408" office:value-type="float" office:value="2.6" calcext:value-type="float">
            <text:p>2.6</text:p>
          </table:table-cell>
          <table:table-cell table:style-name="ce408" table:formula="of:=TRUNC(TREND([.$E$78:.$E$85];[.$D$78:.$D$85];0.9*[.D79]);1)" office:value-type="float" office:value="2.2" calcext:value-type="float">
            <text:p>2.2</text:p>
          </table:table-cell>
          <table:table-cell table:style-name="ce408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3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0" calcext:value-type="float">
            <text:p>50.00</text:p>
          </table:table-cell>
          <table:table-cell table:style-name="ce408" office:value-type="float" office:value="0.5" calcext:value-type="float">
            <text:p>0.5</text:p>
          </table:table-cell>
          <table:table-cell table:style-name="ce404"/>
          <table:table-cell table:style-name="ce410" office:value-type="float" office:value="80" calcext:value-type="float">
            <text:p>80</text:p>
          </table:table-cell>
          <table:table-cell table:style-name="ce408" office:value-type="float" office:value="3" calcext:value-type="float">
            <text:p>3.0</text:p>
          </table:table-cell>
          <table:table-cell table:style-name="ce408" table:formula="of:=TRUNC(TREND([.$E$78:.$E$85];[.$D$78:.$D$85];0.9*[.D80]);1)" office:value-type="float" office:value="2.6" calcext:value-type="float">
            <text:p>2.6</text:p>
          </table:table-cell>
          <table:table-cell table:style-name="ce408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3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1" calcext:value-type="float">
            <text:p>51.00</text:p>
          </table:table-cell>
          <table:table-cell table:style-name="ce408" office:value-type="float" office:value="1.2" calcext:value-type="float">
            <text:p>1.2</text:p>
          </table:table-cell>
          <table:table-cell table:style-name="ce404"/>
          <table:table-cell table:style-name="ce410" office:value-type="float" office:value="90" calcext:value-type="float">
            <text:p>9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8" table:formula="of:=TRUNC(TREND([.$E$78:.$E$85];[.$D$78:.$D$85];0.9*[.D81]);1)" office:value-type="float" office:value="3.1" calcext:value-type="float">
            <text:p>3.1</text:p>
          </table:table-cell>
          <table:table-cell table:style-name="ce408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3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60" calcext:value-type="float">
            <text:p>60.00</text:p>
          </table:table-cell>
          <table:table-cell table:style-name="ce408" office:value-type="float" office:value="1.3" calcext:value-type="float">
            <text:p>1.3</text:p>
          </table:table-cell>
          <table:table-cell table:style-name="ce404"/>
          <table:table-cell table:style-name="ce410" office:value-type="float" office:value="100" calcext:value-type="float">
            <text:p>100</text:p>
          </table:table-cell>
          <table:table-cell table:style-name="ce408" office:value-type="float" office:value="3.9" calcext:value-type="float">
            <text:p>3.9</text:p>
          </table:table-cell>
          <table:table-cell table:style-name="ce408" table:formula="of:=TRUNC(TREND([.$E$78:.$E$85];[.$D$78:.$D$85];0.9*[.D82]);1)" office:value-type="float" office:value="3.5" calcext:value-type="float">
            <text:p>3.5</text:p>
          </table:table-cell>
          <table:table-cell table:style-name="ce408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3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70" calcext:value-type="float">
            <text:p>70.00</text:p>
          </table:table-cell>
          <table:table-cell table:style-name="ce408" office:value-type="float" office:value="1.5" calcext:value-type="float">
            <text:p>1.5</text:p>
          </table:table-cell>
          <table:table-cell table:style-name="ce404"/>
          <table:table-cell table:style-name="ce410" office:value-type="float" office:value="110" calcext:value-type="float">
            <text:p>110</text:p>
          </table:table-cell>
          <table:table-cell table:style-name="ce408" office:value-type="float" office:value="4.3" calcext:value-type="float">
            <text:p>4.3</text:p>
          </table:table-cell>
          <table:table-cell table:style-name="ce408" table:formula="of:=TRUNC(TREND([.$E$78:.$E$85];[.$D$78:.$D$85];0.9*[.D83]);1)" office:value-type="float" office:value="3.9" calcext:value-type="float">
            <text:p>3.9</text:p>
          </table:table-cell>
          <table:table-cell table:style-name="ce408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4" office:value-type="float" office:value="71" calcext:value-type="float">
            <text:p>71.00</text:p>
          </table:table-cell>
          <table:table-cell table:style-name="ce408" office:value-type="float" office:value="2.1" calcext:value-type="float">
            <text:p>2.1</text:p>
          </table:table-cell>
          <table:table-cell table:style-name="ce404"/>
          <table:table-cell table:style-name="ce410" office:value-type="float" office:value="120" calcext:value-type="float">
            <text:p>120</text:p>
          </table:table-cell>
          <table:table-cell table:style-name="ce408" office:value-type="float" office:value="5.7" calcext:value-type="float">
            <text:p>5.7</text:p>
          </table:table-cell>
          <table:table-cell table:style-name="ce408" table:formula="of:=TRUNC(TREND([.$E$78:.$E$85];[.$D$78:.$D$85];0.9*[.D84]);1)" office:value-type="float" office:value="4.4" calcext:value-type="float">
            <text:p>4.4</text:p>
          </table:table-cell>
          <table:table-cell table:style-name="ce408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4" office:value-type="float" office:value="80" calcext:value-type="float">
            <text:p>80.00</text:p>
          </table:table-cell>
          <table:table-cell table:style-name="ce408" office:value-type="float" office:value="2.3" calcext:value-type="float">
            <text:p>2.3</text:p>
          </table:table-cell>
          <table:table-cell table:style-name="ce404"/>
          <table:table-cell table:style-name="ce410" office:value-type="float" office:value="130" calcext:value-type="float">
            <text:p>130</text:p>
          </table:table-cell>
          <table:table-cell table:style-name="ce408" office:value-type="float" office:value="5.2" calcext:value-type="float">
            <text:p>5.2</text:p>
          </table:table-cell>
          <table:table-cell table:style-name="ce408" table:formula="of:=TRUNC(TREND([.$E$78:.$E$85];[.$D$78:.$D$85];0.9*[.D85]);1)" office:value-type="float" office:value="4.8" calcext:value-type="float">
            <text:p>4.8</text:p>
          </table:table-cell>
          <table:table-cell table:style-name="ce408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4" office:value-type="float" office:value="90" calcext:value-type="float">
            <text:p>90.00</text:p>
          </table:table-cell>
          <table:table-cell table:style-name="ce408" office:value-type="float" office:value="2.5" calcext:value-type="float">
            <text:p>2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00" calcext:value-type="float">
            <text:p>100.00</text:p>
          </table:table-cell>
          <table:table-cell table:style-name="ce408" office:value-type="float" office:value="2.7" calcext:value-type="float">
            <text:p>2.7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10" calcext:value-type="float">
            <text:p>110.00</text:p>
          </table:table-cell>
          <table:table-cell table:style-name="ce408" office:value-type="float" office:value="3" calcext:value-type="float">
            <text:p>3.0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20" calcext:value-type="float">
            <text:p>120.00</text:p>
          </table:table-cell>
          <table:table-cell table:style-name="ce408" office:value-type="float" office:value="3.2" calcext:value-type="float">
            <text:p>3.2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30" calcext:value-type="float">
            <text:p>130.0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40" calcext:value-type="float">
            <text:p>140.00</text:p>
          </table:table-cell>
          <table:table-cell table:style-name="ce408" office:value-type="float" office:value="3.8" calcext:value-type="float">
            <text:p>3.8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50" calcext:value-type="float">
            <text:p>150.00</text:p>
          </table:table-cell>
          <table:table-cell table:style-name="ce408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5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5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15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row table:style-name="ro3">
          <table:table-cell table:style-name="ce416" office:value-type="string" calcext:value-type="string">
            <text:p>Patient Entrance Exposure Rate (Fluoroscopy)*</text:p>
          </table:table-cell>
          <table:table-cell table:style-name="ce398" table:number-columns-repeated="9"/>
          <table:table-cell table:style-name="ce423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06]">
            <text:p/>
          </table:table-cell>
          <table:table-cell table:style-name="ce433"/>
          <table:table-cell table:style-name="ce423"/>
          <table:table-cell table:style-name="ce428" table:formula="of:=[Fluoro.T106]">
            <text:p/>
          </table:table-cell>
          <table:table-cell table:style-name="ce433"/>
          <table:table-cell table:style-name="ce423"/>
          <table:table-cell table:style-name="ce428" table:formula="of:=[Fluoro.W106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0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3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6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9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2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3">
          <table:table-cell table:style-name="ce422" office:value-type="string" calcext:value-type="string">
            <text:p>Patient Entrance Exposure Rate (Digital Acquisition)*</text:p>
          </table:table-cell>
          <table:table-cell table:style-name="ce427" table:number-columns-repeated="9"/>
          <table:table-cell table:style-name="ce445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38]">
            <text:p/>
          </table:table-cell>
          <table:table-cell table:style-name="ce433"/>
          <table:table-cell table:style-name="ce423"/>
          <table:table-cell table:style-name="ce428" table:formula="of:=[Fluoro.T138]">
            <text:p/>
          </table:table-cell>
          <table:table-cell table:style-name="ce433"/>
          <table:table-cell table:style-name="ce423"/>
          <table:table-cell table:style-name="ce428" table:formula="of:=[Fluoro.W138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5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8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1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4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</table:table>
      <table:table table:name="Changelog" table:style-name="ta1">
        <table:table-column table:style-name="co2" table:default-cell-style-name="ce441"/>
        <table:table-column table:style-name="co2" table:default-cell-style-name="ce443"/>
        <table:table-row table:style-name="ro3">
          <table:table-cell office:value-type="string" calcext:value-type="string">
            <text:p>Date</text:p>
          </table:table-cell>
          <table:table-cell table:style-name="ce442" office:value-type="string" calcext:value-type="string">
            <text:p>Comment</text:p>
          </table:table-cell>
        </table:table-row>
        <table:table-row table:style-name="ro3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10:53:42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0-01T11:36:40.110000000</dc:date>
    <dc:creator>Eugene Mah</dc:creator>
    <meta:editing-duration>P1DT13H41M48S</meta:editing-duration>
    <meta:editing-cycles>290</meta:editing-cycles>
    <meta:generator>LibreOffice/4.3.2.2$Windows_x86 LibreOffice_project/edfb5295ba211bd31ad47d0bad0118690f76407d</meta:generator>
    <meta:document-statistic meta:table-count="5" meta:cell-count="66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